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charset="x-symbol"/>
    <style:font-face style:name="Symbol1" svg:font-family="Symbol" style:font-adornments="Regular" style:font-pitch="variable" style:font-charset="x-symbol"/>
    <style:font-face style:name="Arial2" svg:font-family="Arial, sans-serif"/>
    <style:font-face style:name="FreeSans" svg:font-family="FreeSans" style:font-family-generic="swiss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, Arial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" svg:font-family="" style:font-family-generic="system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, 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_3f__3f__3f__3f__3f__20__3f__3f__3f__3f__3f__3f_">
      <style:paragraph-properties fo:margin-left="1.251cm" fo:margin-right="0cm" fo:text-indent="0cm" style:auto-text-indent="false"/>
    </style:style>
    <style:style style:name="P2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>
        <style:tab-stops>
          <style:tab-stop style:position="4.501cm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6.001cm"/>
        </style:tab-stops>
      </style:paragraph-properties>
    </style:style>
    <style:style style:name="P5" style:family="paragraph" style:parent-style-name="Standard" style:list-style-name="WWNum9"/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margin-left="1.251cm" fo:margin-right="0cm" fo:text-indent="0cm" style:auto-text-indent="false"/>
    </style:style>
    <style:style style:name="P8" style:family="paragraph" style:parent-style-name="Standard">
      <style:paragraph-properties fo:margin-left="1.251cm" fo:margin-right="0cm" fo:text-align="center" style:justify-single-word="false" fo:text-indent="0cm" style:auto-text-indent="false"/>
    </style:style>
    <style:style style:name="P9" style:family="paragraph" style:parent-style-name="Standard">
      <style:paragraph-properties fo:margin-left="1.251cm" fo:margin-right="0cm" fo:text-align="end" style:justify-single-word="false" fo:text-indent="0cm" style:auto-text-indent="false"/>
    </style:style>
    <style:style style:name="P10" style:family="paragraph" style:parent-style-name="Standard">
      <style:paragraph-properties fo:margin-left="1.251cm" fo:margin-right="0cm" fo:text-align="end" style:justify-single-word="false" fo:text-indent="0cm" style:auto-text-indent="false"/>
      <style:text-properties style:font-name="Times New Roman" fo:font-size="14pt" style:font-size-asian="14pt" style:font-name-complex="Times New Roman1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style:font-name="Times New Roman" style:font-name-complex="Times New Roman1"/>
    </style:style>
    <style:style style:name="P12" style:family="paragraph" style:parent-style-name="Standard" style:master-page-name="Standard">
      <style:paragraph-properties fo:margin-left="1.251cm" fo:margin-right="0cm" fo:text-indent="0cm" style:auto-text-indent="false" style:page-number="auto" fo:break-before="page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style:text-underline-style="solid" style:text-underline-width="auto" style:text-underline-color="font-color" style:font-name-complex="Times New Roman1"/>
    </style:style>
    <style:style style:name="T3" style:family="text">
      <style:text-properties style:font-name="Times New Roman" fo:font-size="26pt" style:font-size-asian="26pt" style:font-name-complex="Times New Roman1"/>
    </style:style>
    <style:style style:name="T4" style:family="text">
      <style:text-properties style:font-name="Times New Roman" fo:font-size="14pt" style:font-size-asian="14pt" style:font-name-complex="Times New Roman1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4pt" style:font-size-asian="14pt" style:font-name-complex="Times New Roman1" style:font-size-complex="14pt" style:language-complex="ru" style:country-complex="RU" style:font-weight-complex="bold"/>
    </style:style>
    <style:style style:name="T7" style:family="text">
      <style:text-properties style:font-name="Times New Roman" fo:font-size="14pt" officeooo:rsid="00110f17" style:font-size-asian="14pt" style:font-name-complex="Times New Roman1"/>
    </style:style>
    <style:style style:name="T8" style:family="text">
      <style:text-properties style:font-name="Times New Roman" fo:font-size="14pt" fo:font-style="italic" style:font-size-asian="14pt" style:font-style-asian="italic" style:font-name-complex="Times New Roman1"/>
    </style:style>
    <style:style style:name="T9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10" style:family="text">
      <style:text-properties style:font-name="Times New Roman" fo:font-size="14pt" fo:language="en" fo:country="US" style:font-size-asian="14pt" style:font-name-complex="Times New Roman1"/>
    </style:style>
    <style:style style:name="T11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2" style:family="text">
      <style:text-properties style:font-name="Times New Roman" fo:language="en" fo:country="US" style:font-name-complex="Times New Roman1"/>
    </style:style>
    <style:style style:name="T13" style:family="text">
      <style:text-properties style:font-name="Times New Roman" fo:font-weight="bold" style:font-weight-asian="bold" style:font-name-complex="Times New Roman1"/>
    </style:style>
    <style:style style:name="T14" style:family="text">
      <style:text-properties fo:language="en" fo:country="US"/>
    </style:style>
    <style:style style:name="T15" style:family="text">
      <style:text-properties fo:font-variant="normal" fo:text-transform="none" fo:color="#000000" style:font-name="Arial2" fo:font-size="9.75pt" fo:letter-spacing="normal" fo:font-style="normal" fo:font-weight="normal"/>
    </style:style>
    <style:style style:name="T16" style:family="text">
      <style:text-properties fo:font-variant="normal" fo:text-transform="none" fo:color="#000000" style:font-name="Arial2" fo:font-size="9.75pt" fo:letter-spacing="normal" fo:font-style="normal" fo:font-weight="normal" officeooo:rsid="00110f17" style:font-size-asian="14pt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<text:tab/><text:tab/><text:tab/><text:tab/></text:span></text:p>
      <text:p text:style-name="P8"><text:span text:style-name="T1">ГОУ ВПО «Омский технический университет»</text:span></text:p>
      <text:p text:style-name="P8"><text:span text:style-name="T1">Кафедра </text:span><text:span text:style-name="T2">Информатики и вычислительной техники</text:span></text:p>
      <text:p text:style-name="P8"><text:span text:style-name="T1">Специальность </text:span><text:span text:style-name="T2">230100 «Информатика и вычислительная техника»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_3f__3f__3f__3f__3f__3f__3f__3f__20__3f__3f__3f__3f__3f__20__3f__3f__3f__3f__3f__3f_"><text:span text:style-name="T3">Курсовая работа</text:span></text:span></text:p>
      <text:p text:style-name="P8"><text:span text:style-name="_3f__3f__3f__3f__3f__3f__3f__3f__20__3f__3f__3f__3f__3f__20__3f__3f__3f__3f__3f__3f_"><text:span text:style-name="T4">по дисциплине «Операционные системы»</text:span></text:span></text:p>
      <text:p text:style-name="P8"><text:span text:style-name="_3f__3f__3f__3f__3f__3f__3f__3f__20__3f__3f__3f__3f__3f__20__3f__3f__3f__3f__3f__3f_"><text:span text:style-name="T4">Вариант </text:span></text:span><text:span text:style-name="_3f__3f__3f__3f__3f__3f__3f__3f__20__3f__3f__3f__3f__3f__20__3f__3f__3f__3f__3f__3f_"><text:span text:style-name="T7">62</text:span></text:span></text:p>
      <text:p text:style-name="P8"/>
      <text:p text:style-name="P9"><text:span text:style-name="_3f__3f__3f__3f__3f__3f__3f__3f__20__3f__3f__3f__3f__3f__20__3f__3f__3f__3f__3f__3f_"><text:span text:style-name="T4">Выполнил: </text:span></text:span></text:p>
      <text:p text:style-name="P10"><text:span text:style-name="_3f__3f__3f__3f__3f__3f__3f__3f__20__3f__3f__3f__3f__3f__20__3f__3f__3f__3f__3f__3f_"/></text:p>
      <text:p text:style-name="P9"><text:span text:style-name="_3f__3f__3f__3f__3f__3f__3f__3f__20__3f__3f__3f__3f__3f__20__3f__3f__3f__3f__3f__3f_"><text:span text:style-name="T4">____________</text:span></text:span></text:p>
      <text:p text:style-name="P9"><text:span text:style-name="_3f__3f__3f__3f__3f__3f__3f__3f__20__3f__3f__3f__3f__3f__20__3f__3f__3f__3f__3f__3f_"><text:span text:style-name="T4">Группа: В-223</text:span></text:span></text:p>
      <text:p text:style-name="P9"><text:span text:style-name="_3f__3f__3f__3f__3f__3f__3f__3f__20__3f__3f__3f__3f__3f__20__3f__3f__3f__3f__3f__3f_"><text:span text:style-name="T4">Проверил: </text:span></text:span></text:p>
      <text:p text:style-name="P9"><text:span text:style-name="_3f__3f__3f__3f__3f__3f__3f__3f__20__3f__3f__3f__3f__3f__20__3f__3f__3f__3f__3f__3f_"><text:span text:style-name="T4">Флоренсов А.Н.</text:span></text:span></text:p>
      <text:p text:style-name="P9"><text:span text:style-name="_3f__3f__3f__3f__3f__3f__3f__3f__20__3f__3f__3f__3f__3f__20__3f__3f__3f__3f__3f__3f_"><text:span text:style-name="T4">_____________</text:span></text:span></text:p>
      <text:p text:style-name="P9"/>
      <text:p text:style-name="P9"/>
      <text:p text:style-name="P9"/>
      <text:p text:style-name="P9"/>
      <text:p text:style-name="P9"/>
      <text:p text:style-name="P9"/>
      <text:p text:style-name="P8"><text:span text:style-name="_3f__3f__3f__3f__3f__3f__3f__3f__20__3f__3f__3f__3f__3f__20__3f__3f__3f__3f__3f__3f_"><text:span text:style-name="T4">Омск, 2015</text:span></text:span></text:p>
      <text:p text:style-name="P3"><text:soft-page-break/><text:span text:style-name="_3f__3f__3f__3f__3f__3f__3f__3f__20__3f__3f__3f__3f__3f__20__3f__3f__3f__3f__3f__3f_"><text:span text:style-name="T8">Задание:</text:span></text:span></text:p>
      <text:p text:style-name="Standard"><text:span text:style-name="T5"><text:tab/>Разработать для ОС типа </text:span><text:span text:style-name="T11">Unix</text:span><text:span text:style-name="T5"> многопоточную программу имитации сдачи экзамена группой студентов. Фиксированное число N студентов случайным образом приходят на экзамен. Преподаватель впускает не более пяти человек в аудиторию. Пришедшие выстраиваются в очередь у входа. Студенты берут билет и готовятся к ответу не более М секунд (во времени функционирования модели). Затем очередной студент выходит для ответа и отвечает случайное время. Случайным образом он получает оценку и выходит из аудитории. </text:span><text:span text:style-name="T6">Программа </text:span><text:span text:style-name="T5">должна перед началом работы вводить значение чисел N и М. Отображение на экране осуществляется с помощью управляющих последовательностей в виде условных схем в консольном окне. Поведение каждого студента должно имитироваться с помощью отдельной нити. Для правильного взаимодействия использовать семафоры или мьютексы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><text:span text:style-name="_3f__3f__3f__3f__3f__3f__3f__3f__20__3f__3f__3f__3f__3f__20__3f__3f__3f__3f__3f__3f_"><text:span text:style-name="T9">Описание программы:</text:span></text:span></text:p>
      <text:p text:style-name="Standard"><text:soft-page-break/><text:span text:style-name="_3f__3f__3f__3f__3f__3f__3f__3f__20__3f__3f__3f__3f__3f__20__3f__3f__3f__3f__3f__3f_"><text:span text:style-name="T5"><text:tab/>Семафор — объект, ограничивающий количество потоков, которые могут войти в заданный участок кода.</text:span></text:span> <text:span text:style-name="_3f__3f__3f__3f__3f__3f__3f__3f__20__3f__3f__3f__3f__3f__20__3f__3f__3f__3f__3f__3f_"><text:span text:style-name="T5">Семафор — это объект, с которым можно выполнить три операции. Увеличить, уменьшить счетчик, ожидание пока не станет больше 0.</text:span></text:span></text:p>
      <text:p text:style-name="Standard"><text:span text:style-name="_3f__3f__3f__3f__3f__3f__3f__3f__20__3f__3f__3f__3f__3f__20__3f__3f__3f__3f__3f__3f_"><text:span text:style-name="T5"><text:tab/>Вот некоторые из проблем, которые могут решать семафоры:</text:span></text:span></text:p>
      <text:list xml:id="list2826939638098448832" text:style-name="WWNum9">
        <text:list-item>
          <text:p text:style-name="P5"><text:span text:style-name="_3f__3f__3f__3f__3f__3f__3f__3f__20__3f__3f__3f__3f__3f__20__3f__3f__3f__3f__3f__3f_"><text:span text:style-name="T5">запрет одновременного выполнения заданных участков кода;</text:span></text:span></text:p>
        </text:list-item>
        <text:list-item>
          <text:p text:style-name="P5"><text:span text:style-name="_3f__3f__3f__3f__3f__3f__3f__3f__20__3f__3f__3f__3f__3f__20__3f__3f__3f__3f__3f__3f_"><text:span text:style-name="T5">поочерёдный доступ к критическому ресурсу (важному ресурсу, для которого невозможен (или нежелателен) одновременный доступ). </text:span></text:span></text:p>
        </text:list-item>
      </text:list>
      <text:p text:style-name="Standard"><text:span text:style-name="_3f__3f__3f__3f__3f__3f__3f__3f__20__3f__3f__3f__3f__3f__20__3f__3f__3f__3f__3f__3f_"><text:span text:style-name="T5"><text:tab/>В данной программе, поочередной доступ к критическому ресурсу не нужен.</text:span></text:span></text:p>
      <text:p text:style-name="Standard"><text:span text:style-name="_3f__3f__3f__3f__3f__3f__3f__3f__20__3f__3f__3f__3f__3f__20__3f__3f__3f__3f__3f__3f_"><text:span text:style-name="T5"><text:tab/>goto (от англ. go to — «перейти на») — оператор безусловного перехода (перехода к определённой точке программы, обозначенной номером строки либо меткой) в некоторых языках программирования.</text:span></text:span></text:p>
      <text:p text:style-name="Standard"><text:span text:style-name="_3f__3f__3f__3f__3f__3f__3f__3f__20__3f__3f__3f__3f__3f__20__3f__3f__3f__3f__3f__3f_"><text:span text:style-name="T5"><text:tab/>POSIX Threads — стандарт POSIX реализации потоков (нитей) выполнения. Стандарт POSIX.1c, Threads extensions (IEEE Std 1003.1c-1995) определяет API для управления потоками, их синхронизации и планирования.</text:span></text:span></text:p>
      <text:p text:style-name="Standard"><text:span text:style-name="_3f__3f__3f__3f__3f__3f__3f__3f__20__3f__3f__3f__3f__3f__20__3f__3f__3f__3f__3f__3f_"><text:span text:style-name="T5"><text:tab/>Программа в начале спрашивает </text:span></text:span><text:span text:style-name="_3f__3f__3f__3f__3f__3f__3f__3f__20__3f__3f__3f__3f__3f__20__3f__3f__3f__3f__3f__3f_"><text:span text:style-name="T11">N</text:span></text:span><text:span text:style-name="_3f__3f__3f__3f__3f__3f__3f__3f__20__3f__3f__3f__3f__3f__20__3f__3f__3f__3f__3f__3f_"><text:span text:style-name="T5"> количество студентов и </text:span></text:span><text:span text:style-name="_3f__3f__3f__3f__3f__3f__3f__3f__20__3f__3f__3f__3f__3f__20__3f__3f__3f__3f__3f__3f_"><text:span text:style-name="T11">M</text:span></text:span><text:span text:style-name="_3f__3f__3f__3f__3f__3f__3f__3f__20__3f__3f__3f__3f__3f__20__3f__3f__3f__3f__3f__3f_"><text:span text:style-name="T5"> </text:span></text:span><text:span text:style-name="T5">среднее время для подготовки ответа студента целочисленными числами.</text:span></text:p>
      <text:p text:style-name="Standard"><text:span text:style-name="T5"><text:tab/>Запускаются </text:span><text:span text:style-name="T11">N</text:span><text:span text:style-name="T5"> потоков </text:span><text:span text:style-name="T11">student</text:span><text:span text:style-name="T5">.Поток ожидает семафор захода в кабинет. У данного семафора счетчик не больше 5. <text:s/>После поток пытается занять семафор сдачи экзамена, у которого счетчик не больше 1. Случайно выбирается оценка от 1 до 5, при получении 1 студент выгоняется, при 2 студент пытается повторно подготовиться, а 3-5 поток заканчивается, после вывода оценки.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bookmark text:name="_GoBack"/></text:p>
      <text:p text:style-name="P1"><text:span text:style-name="_3f__3f__3f__3f__3f__3f__3f__3f__20__3f__3f__3f__3f__3f__20__3f__3f__3f__3f__3f__3f_"><text:span text:style-name="T4">Код</text:span></text:span><text:span text:style-name="_3f__3f__3f__3f__3f__3f__3f__3f__20__3f__3f__3f__3f__3f__20__3f__3f__3f__3f__3f__3f_"><text:span text:style-name="T10"> </text:span></text:span><text:span text:style-name="_3f__3f__3f__3f__3f__3f__3f__3f__20__3f__3f__3f__3f__3f__20__3f__3f__3f__3f__3f__3f_"><text:span text:style-name="T4">программы</text:span></text:span><text:span text:style-name="_3f__3f__3f__3f__3f__3f__3f__3f__20__3f__3f__3f__3f__3f__20__3f__3f__3f__3f__3f__3f_"><text:span text:style-name="T10">:</text:span></text:span></text:p>
      <text:p text:style-name="P7"><text:span text:style-name="_3f__3f__3f__3f__3f__3f__3f__3f__20__3f__3f__3f__3f__3f__20__3f__3f__3f__3f__3f__3f_"><text:span text:style-name="T12">#include &lt;stdio.h&gt;</text:span></text:span></text:p>
      <text:p text:style-name="P7"><text:soft-page-break/><text:span text:style-name="_3f__3f__3f__3f__3f__3f__3f__3f__20__3f__3f__3f__3f__3f__20__3f__3f__3f__3f__3f__3f_"><text:span text:style-name="T12">#include &lt;pthread.h&gt;</text:span></text:span></text:p>
      <text:p text:style-name="P7"><text:span text:style-name="_3f__3f__3f__3f__3f__3f__3f__3f__20__3f__3f__3f__3f__3f__20__3f__3f__3f__3f__3f__3f_"><text:span text:style-name="T1">#</text:span></text:span><text:span text:style-name="_3f__3f__3f__3f__3f__3f__3f__3f__20__3f__3f__3f__3f__3f__20__3f__3f__3f__3f__3f__3f_"><text:span text:style-name="T12">include</text:span></text:span><text:span text:style-name="_3f__3f__3f__3f__3f__3f__3f__3f__20__3f__3f__3f__3f__3f__20__3f__3f__3f__3f__3f__3f_"><text:span text:style-name="T1"> &lt;</text:span></text:span><text:span text:style-name="_3f__3f__3f__3f__3f__3f__3f__3f__20__3f__3f__3f__3f__3f__20__3f__3f__3f__3f__3f__3f_"><text:span text:style-name="T12">semaphore</text:span></text:span><text:span text:style-name="_3f__3f__3f__3f__3f__3f__3f__3f__20__3f__3f__3f__3f__3f__20__3f__3f__3f__3f__3f__3f_"><text:span text:style-name="T1">.</text:span></text:span><text:span text:style-name="_3f__3f__3f__3f__3f__3f__3f__3f__20__3f__3f__3f__3f__3f__20__3f__3f__3f__3f__3f__3f_"><text:span text:style-name="T12">h</text:span></text:span><text:span text:style-name="_3f__3f__3f__3f__3f__3f__3f__3f__20__3f__3f__3f__3f__3f__20__3f__3f__3f__3f__3f__3f_"><text:span text:style-name="T1">&gt;</text:span></text:span></text:p>
      <text:p text:style-name="P7"><text:span text:style-name="_3f__3f__3f__3f__3f__3f__3f__3f__20__3f__3f__3f__3f__3f__20__3f__3f__3f__3f__3f__3f_"><text:span text:style-name="T12">sem</text:span></text:span><text:span text:style-name="_3f__3f__3f__3f__3f__3f__3f__3f__20__3f__3f__3f__3f__3f__20__3f__3f__3f__3f__3f__3f_"><text:span text:style-name="T1">_</text:span></text:span><text:span text:style-name="_3f__3f__3f__3f__3f__3f__3f__3f__20__3f__3f__3f__3f__3f__20__3f__3f__3f__3f__3f__3f_"><text:span text:style-name="T12">t</text:span></text:span><text:span text:style-name="_3f__3f__3f__3f__3f__3f__3f__3f__20__3f__3f__3f__3f__3f__20__3f__3f__3f__3f__3f__3f_"><text:span text:style-name="T1"> </text:span></text:span><text:span text:style-name="_3f__3f__3f__3f__3f__3f__3f__3f__20__3f__3f__3f__3f__3f__20__3f__3f__3f__3f__3f__3f_"><text:span text:style-name="T12">sem</text:span></text:span><text:span text:style-name="_3f__3f__3f__3f__3f__3f__3f__3f__20__3f__3f__3f__3f__3f__20__3f__3f__3f__3f__3f__3f_"><text:span text:style-name="T1">[10];</text:span></text:span></text:p>
      <text:p text:style-name="P7"><text:span text:style-name="_3f__3f__3f__3f__3f__3f__3f__3f__20__3f__3f__3f__3f__3f__20__3f__3f__3f__3f__3f__3f_"><text:span text:style-name="T12">int</text:span></text:span><text:span text:style-name="_3f__3f__3f__3f__3f__3f__3f__3f__20__3f__3f__3f__3f__3f__20__3f__3f__3f__3f__3f__3f_"><text:span text:style-name="T1"> </text:span></text:span><text:span text:style-name="_3f__3f__3f__3f__3f__3f__3f__3f__20__3f__3f__3f__3f__3f__20__3f__3f__3f__3f__3f__3f_"><text:span text:style-name="T12">kol</text:span></text:span><text:span text:style-name="_3f__3f__3f__3f__3f__3f__3f__3f__20__3f__3f__3f__3f__3f__20__3f__3f__3f__3f__3f__3f_"><text:span text:style-name="T1">=0;<text:tab/><text:tab/><text:tab/><text:tab/>// номер потока</text:span></text:span></text:p>
      <text:p text:style-name="P7"><text:span text:style-name="_3f__3f__3f__3f__3f__3f__3f__3f__20__3f__3f__3f__3f__3f__20__3f__3f__3f__3f__3f__3f_"><text:span text:style-name="T12">int</text:span></text:span><text:span text:style-name="_3f__3f__3f__3f__3f__3f__3f__3f__20__3f__3f__3f__3f__3f__20__3f__3f__3f__3f__3f__3f_"><text:span text:style-name="T1"> </text:span></text:span><text:span text:style-name="_3f__3f__3f__3f__3f__3f__3f__3f__20__3f__3f__3f__3f__3f__20__3f__3f__3f__3f__3f__3f_"><text:span text:style-name="T12">t</text:span></text:span><text:span text:style-name="_3f__3f__3f__3f__3f__3f__3f__3f__20__3f__3f__3f__3f__3f__20__3f__3f__3f__3f__3f__3f_"><text:span text:style-name="T1">=3;<text:tab/><text:tab/><text:tab/><text:tab/><text:tab/>// отступ от верха</text:span></text:span></text:p>
      <text:p text:style-name="P7"><text:span text:style-name="_3f__3f__3f__3f__3f__3f__3f__3f__20__3f__3f__3f__3f__3f__20__3f__3f__3f__3f__3f__3f_"><text:span text:style-name="T12">int</text:span></text:span><text:span text:style-name="_3f__3f__3f__3f__3f__3f__3f__3f__20__3f__3f__3f__3f__3f__20__3f__3f__3f__3f__3f__3f_"><text:span text:style-name="T1"> </text:span></text:span><text:span text:style-name="_3f__3f__3f__3f__3f__3f__3f__3f__20__3f__3f__3f__3f__3f__20__3f__3f__3f__3f__3f__3f_"><text:span text:style-name="T12">N</text:span></text:span><text:span text:style-name="_3f__3f__3f__3f__3f__3f__3f__3f__20__3f__3f__3f__3f__3f__20__3f__3f__3f__3f__3f__3f_"><text:span text:style-name="T1">;<text:tab/><text:tab/><text:tab/><text:tab/><text:tab/>// кол-во студентов</text:span></text:span></text:p>
      <text:p text:style-name="P7"><text:span text:style-name="_3f__3f__3f__3f__3f__3f__3f__3f__20__3f__3f__3f__3f__3f__20__3f__3f__3f__3f__3f__3f_"><text:span text:style-name="T12">int</text:span></text:span><text:span text:style-name="_3f__3f__3f__3f__3f__3f__3f__3f__20__3f__3f__3f__3f__3f__20__3f__3f__3f__3f__3f__3f_"><text:span text:style-name="T1"> </text:span></text:span><text:span text:style-name="_3f__3f__3f__3f__3f__3f__3f__3f__20__3f__3f__3f__3f__3f__20__3f__3f__3f__3f__3f__3f_"><text:span text:style-name="T12">M</text:span></text:span><text:span text:style-name="_3f__3f__3f__3f__3f__3f__3f__3f__20__3f__3f__3f__3f__3f__20__3f__3f__3f__3f__3f__3f_"><text:span text:style-name="T1">;<text:tab/><text:tab/><text:tab/><text:tab/><text:tab/>// время для подготовки</text:span></text:span></text:p>
      <text:p text:style-name="P7"><text:span text:style-name="_3f__3f__3f__3f__3f__3f__3f__3f__20__3f__3f__3f__3f__3f__20__3f__3f__3f__3f__3f__3f_"><text:span text:style-name="T12">int</text:span></text:span><text:span text:style-name="_3f__3f__3f__3f__3f__3f__3f__3f__20__3f__3f__3f__3f__3f__20__3f__3f__3f__3f__3f__3f_"><text:span text:style-name="T1"> </text:span></text:span><text:span text:style-name="_3f__3f__3f__3f__3f__3f__3f__3f__20__3f__3f__3f__3f__3f__20__3f__3f__3f__3f__3f__3f_"><text:span text:style-name="T12">r</text:span></text:span><text:span text:style-name="_3f__3f__3f__3f__3f__3f__3f__3f__20__3f__3f__3f__3f__3f__20__3f__3f__3f__3f__3f__3f_"><text:span text:style-name="T1">=20;<text:tab/><text:tab/><text:tab/><text:tab/>// кол-во студентов в столбце</text:span></text:span></text:p>
      <text:p text:style-name="P7"><text:span text:style-name="_3f__3f__3f__3f__3f__3f__3f__3f__20__3f__3f__3f__3f__3f__20__3f__3f__3f__3f__3f__3f_"><text:span text:style-name="T12">void</text:span></text:span><text:span text:style-name="_3f__3f__3f__3f__3f__3f__3f__3f__20__3f__3f__3f__3f__3f__20__3f__3f__3f__3f__3f__3f_"><text:span text:style-name="T1"> </text:span></text:span><text:span text:style-name="_3f__3f__3f__3f__3f__3f__3f__3f__20__3f__3f__3f__3f__3f__20__3f__3f__3f__3f__3f__3f_"><text:span text:style-name="T12">clearer</text:span></text:span><text:span text:style-name="_3f__3f__3f__3f__3f__3f__3f__3f__20__3f__3f__3f__3f__3f__20__3f__3f__3f__3f__3f__3f_"><text:span text:style-name="T1">(</text:span></text:span><text:span text:style-name="_3f__3f__3f__3f__3f__3f__3f__3f__20__3f__3f__3f__3f__3f__20__3f__3f__3f__3f__3f__3f_"><text:span text:style-name="T12">int</text:span></text:span><text:span text:style-name="_3f__3f__3f__3f__3f__3f__3f__3f__20__3f__3f__3f__3f__3f__20__3f__3f__3f__3f__3f__3f_"><text:span text:style-name="T1"> </text:span></text:span><text:span text:style-name="_3f__3f__3f__3f__3f__3f__3f__3f__20__3f__3f__3f__3f__3f__20__3f__3f__3f__3f__3f__3f_"><text:span text:style-name="T12">i</text:span></text:span><text:span text:style-name="_3f__3f__3f__3f__3f__3f__3f__3f__20__3f__3f__3f__3f__3f__20__3f__3f__3f__3f__3f__3f_"><text:span text:style-name="T1">,</text:span></text:span><text:span text:style-name="_3f__3f__3f__3f__3f__3f__3f__3f__20__3f__3f__3f__3f__3f__20__3f__3f__3f__3f__3f__3f_"><text:span text:style-name="T12">int</text:span></text:span><text:span text:style-name="_3f__3f__3f__3f__3f__3f__3f__3f__20__3f__3f__3f__3f__3f__20__3f__3f__3f__3f__3f__3f_"><text:span text:style-name="T1"> </text:span></text:span><text:span text:style-name="_3f__3f__3f__3f__3f__3f__3f__3f__20__3f__3f__3f__3f__3f__20__3f__3f__3f__3f__3f__3f_"><text:span text:style-name="T12">j</text:span></text:span><text:span text:style-name="_3f__3f__3f__3f__3f__3f__3f__3f__20__3f__3f__3f__3f__3f__20__3f__3f__3f__3f__3f__3f_"><text:span text:style-name="T1">)<text:tab/><text:tab/><text:tab/>// функция очистки и сброса цвета</text:span></text:span></text:p>
      <text:p text:style-name="P7"><text:span text:style-name="_3f__3f__3f__3f__3f__3f__3f__3f__20__3f__3f__3f__3f__3f__20__3f__3f__3f__3f__3f__3f_"><text:span text:style-name="T12">{</text:span></text:span></text:p>
      <text:p text:style-name="P7"><text:span text:style-name="_3f__3f__3f__3f__3f__3f__3f__3f__20__3f__3f__3f__3f__3f__20__3f__3f__3f__3f__3f__3f_"><text:span text:style-name="T12"><text:s text:c="4"/>printf("\033[%d;%dH\033[m <text:s text:c="23"/>",i,j);</text:span></text:span></text:p>
      <text:p text:style-name="P7"><text:span text:style-name="_3f__3f__3f__3f__3f__3f__3f__3f__20__3f__3f__3f__3f__3f__20__3f__3f__3f__3f__3f__3f_"><text:span text:style-name="T12">}</text:span></text:span></text:p>
      <text:p text:style-name="P7"><text:span text:style-name="_3f__3f__3f__3f__3f__3f__3f__3f__20__3f__3f__3f__3f__3f__20__3f__3f__3f__3f__3f__3f_"><text:span text:style-name="T12">void student(void* arg)<text:tab/><text:tab/><text:tab/>// </text:span></text:span><text:span text:style-name="_3f__3f__3f__3f__3f__3f__3f__3f__20__3f__3f__3f__3f__3f__20__3f__3f__3f__3f__3f__3f_"><text:span text:style-name="T1">поток</text:span></text:span><text:span text:style-name="_3f__3f__3f__3f__3f__3f__3f__3f__20__3f__3f__3f__3f__3f__20__3f__3f__3f__3f__3f__3f_"><text:span text:style-name="T12"> </text:span></text:span><text:span text:style-name="_3f__3f__3f__3f__3f__3f__3f__3f__20__3f__3f__3f__3f__3f__20__3f__3f__3f__3f__3f__3f_"><text:span text:style-name="T1">студент</text:span></text:span></text:p>
      <text:p text:style-name="P7"><text:span text:style-name="_3f__3f__3f__3f__3f__3f__3f__3f__20__3f__3f__3f__3f__3f__20__3f__3f__3f__3f__3f__3f_"><text:span text:style-name="T12">{</text:span></text:span></text:p>
      <text:p text:style-name="P7"><text:span text:style-name="_3f__3f__3f__3f__3f__3f__3f__3f__20__3f__3f__3f__3f__3f__20__3f__3f__3f__3f__3f__3f_"><text:span text:style-name="T12"><text:s text:c="4"/>int</text:span></text:span><text:span text:style-name="_3f__3f__3f__3f__3f__3f__3f__3f__20__3f__3f__3f__3f__3f__20__3f__3f__3f__3f__3f__3f_"><text:span text:style-name="T1"> </text:span></text:span><text:span text:style-name="_3f__3f__3f__3f__3f__3f__3f__3f__20__3f__3f__3f__3f__3f__20__3f__3f__3f__3f__3f__3f_"><text:span text:style-name="T12">id</text:span></text:span><text:span text:style-name="_3f__3f__3f__3f__3f__3f__3f__3f__20__3f__3f__3f__3f__3f__20__3f__3f__3f__3f__3f__3f_"><text:span text:style-name="T1">=</text:span></text:span><text:span text:style-name="_3f__3f__3f__3f__3f__3f__3f__3f__20__3f__3f__3f__3f__3f__20__3f__3f__3f__3f__3f__3f_"><text:span text:style-name="T12">kol</text:span></text:span><text:span text:style-name="_3f__3f__3f__3f__3f__3f__3f__3f__20__3f__3f__3f__3f__3f__20__3f__3f__3f__3f__3f__3f_"><text:span text:style-name="T1">++;<text:tab/><text:tab/><text:tab/><text:tab/>// </text:span></text:span><text:span text:style-name="_3f__3f__3f__3f__3f__3f__3f__3f__20__3f__3f__3f__3f__3f__20__3f__3f__3f__3f__3f__3f_"><text:span text:style-name="T12">id</text:span></text:span><text:span text:style-name="_3f__3f__3f__3f__3f__3f__3f__3f__20__3f__3f__3f__3f__3f__20__3f__3f__3f__3f__3f__3f_"><text:span text:style-name="T1"> студента</text:span></text:span></text:p>
      <text:p text:style-name="P7"><text:span text:style-name="_3f__3f__3f__3f__3f__3f__3f__3f__20__3f__3f__3f__3f__3f__20__3f__3f__3f__3f__3f__3f_"><text:span text:style-name="T1"><text:s text:c="4"/></text:span></text:span><text:span text:style-name="_3f__3f__3f__3f__3f__3f__3f__3f__20__3f__3f__3f__3f__3f__20__3f__3f__3f__3f__3f__3f_"><text:span text:style-name="T12">int</text:span></text:span><text:span text:style-name="_3f__3f__3f__3f__3f__3f__3f__3f__20__3f__3f__3f__3f__3f__20__3f__3f__3f__3f__3f__3f_"><text:span text:style-name="T1"> </text:span></text:span><text:span text:style-name="_3f__3f__3f__3f__3f__3f__3f__3f__20__3f__3f__3f__3f__3f__20__3f__3f__3f__3f__3f__3f_"><text:span text:style-name="T12">x</text:span></text:span><text:span text:style-name="_3f__3f__3f__3f__3f__3f__3f__3f__20__3f__3f__3f__3f__3f__20__3f__3f__3f__3f__3f__3f_"><text:span text:style-name="T1">=</text:span></text:span><text:span text:style-name="_3f__3f__3f__3f__3f__3f__3f__3f__20__3f__3f__3f__3f__3f__20__3f__3f__3f__3f__3f__3f_"><text:span text:style-name="T12">id</text:span></text:span><text:span text:style-name="_3f__3f__3f__3f__3f__3f__3f__3f__20__3f__3f__3f__3f__3f__20__3f__3f__3f__3f__3f__3f_"><text:span text:style-name="T1">%</text:span></text:span><text:span text:style-name="_3f__3f__3f__3f__3f__3f__3f__3f__20__3f__3f__3f__3f__3f__20__3f__3f__3f__3f__3f__3f_"><text:span text:style-name="T12">r</text:span></text:span><text:span text:style-name="_3f__3f__3f__3f__3f__3f__3f__3f__20__3f__3f__3f__3f__3f__20__3f__3f__3f__3f__3f__3f_"><text:span text:style-name="T1">+</text:span></text:span><text:span text:style-name="_3f__3f__3f__3f__3f__3f__3f__3f__20__3f__3f__3f__3f__3f__20__3f__3f__3f__3f__3f__3f_"><text:span text:style-name="T12">t</text:span></text:span><text:span text:style-name="_3f__3f__3f__3f__3f__3f__3f__3f__20__3f__3f__3f__3f__3f__20__3f__3f__3f__3f__3f__3f_"><text:span text:style-name="T1">;<text:tab/><text:tab/><text:tab/>// положение по координате Х</text:span></text:span></text:p>
      <text:p text:style-name="P7"><text:span text:style-name="_3f__3f__3f__3f__3f__3f__3f__3f__20__3f__3f__3f__3f__3f__20__3f__3f__3f__3f__3f__3f_"><text:span text:style-name="T1"><text:s text:c="4"/></text:span></text:span><text:span text:style-name="_3f__3f__3f__3f__3f__3f__3f__3f__20__3f__3f__3f__3f__3f__20__3f__3f__3f__3f__3f__3f_"><text:span text:style-name="T12">int</text:span></text:span><text:span text:style-name="_3f__3f__3f__3f__3f__3f__3f__3f__20__3f__3f__3f__3f__3f__20__3f__3f__3f__3f__3f__3f_"><text:span text:style-name="T1"> </text:span></text:span><text:span text:style-name="_3f__3f__3f__3f__3f__3f__3f__3f__20__3f__3f__3f__3f__3f__20__3f__3f__3f__3f__3f__3f_"><text:span text:style-name="T12">y</text:span></text:span><text:span text:style-name="_3f__3f__3f__3f__3f__3f__3f__3f__20__3f__3f__3f__3f__3f__20__3f__3f__3f__3f__3f__3f_"><text:span text:style-name="T1">=2+25*(</text:span></text:span><text:span text:style-name="_3f__3f__3f__3f__3f__3f__3f__3f__20__3f__3f__3f__3f__3f__20__3f__3f__3f__3f__3f__3f_"><text:span text:style-name="T12">id</text:span></text:span><text:span text:style-name="_3f__3f__3f__3f__3f__3f__3f__3f__20__3f__3f__3f__3f__3f__20__3f__3f__3f__3f__3f__3f_"><text:span text:style-name="T1">/</text:span></text:span><text:span text:style-name="_3f__3f__3f__3f__3f__3f__3f__3f__20__3f__3f__3f__3f__3f__20__3f__3f__3f__3f__3f__3f_"><text:span text:style-name="T12">r</text:span></text:span><text:span text:style-name="_3f__3f__3f__3f__3f__3f__3f__3f__20__3f__3f__3f__3f__3f__20__3f__3f__3f__3f__3f__3f_"><text:span text:style-name="T1">);<text:tab/><text:tab/><text:tab/>// положение по координате </text:span></text:span><text:span text:style-name="_3f__3f__3f__3f__3f__3f__3f__3f__20__3f__3f__3f__3f__3f__20__3f__3f__3f__3f__3f__3f_"><text:span text:style-name="T12">Y</text:span></text:span></text:p>
      <text:p text:style-name="P7"><text:span text:style-name="_3f__3f__3f__3f__3f__3f__3f__3f__20__3f__3f__3f__3f__3f__20__3f__3f__3f__3f__3f__3f_"><text:span text:style-name="T1"><text:s text:c="4"/>(</text:span></text:span><text:span text:style-name="_3f__3f__3f__3f__3f__3f__3f__3f__20__3f__3f__3f__3f__3f__20__3f__3f__3f__3f__3f__3f_"><text:span text:style-name="T12">id</text:span></text:span><text:span text:style-name="_3f__3f__3f__3f__3f__3f__3f__3f__20__3f__3f__3f__3f__3f__20__3f__3f__3f__3f__3f__3f_"><text:span text:style-name="T1">&lt;10)?</text:span></text:span><text:span text:style-name="_3f__3f__3f__3f__3f__3f__3f__3f__20__3f__3f__3f__3f__3f__20__3f__3f__3f__3f__3f__3f_"><text:span text:style-name="T12">y</text:span></text:span><text:span text:style-name="_3f__3f__3f__3f__3f__3f__3f__3f__20__3f__3f__3f__3f__3f__20__3f__3f__3f__3f__3f__3f_"><text:span text:style-name="T1">++:0;<text:tab/><text:tab/><text:tab/>// увеличение </text:span></text:span><text:span text:style-name="_3f__3f__3f__3f__3f__3f__3f__3f__20__3f__3f__3f__3f__3f__20__3f__3f__3f__3f__3f__3f_"><text:span text:style-name="T12">Y</text:span></text:span><text:span text:style-name="_3f__3f__3f__3f__3f__3f__3f__3f__20__3f__3f__3f__3f__3f__20__3f__3f__3f__3f__3f__3f_"><text:span text:style-name="T1"> на 1, если </text:span></text:span><text:span text:style-name="_3f__3f__3f__3f__3f__3f__3f__3f__20__3f__3f__3f__3f__3f__20__3f__3f__3f__3f__3f__3f_"><text:span text:style-name="T12">id</text:span></text:span><text:span text:style-name="_3f__3f__3f__3f__3f__3f__3f__3f__20__3f__3f__3f__3f__3f__20__3f__3f__3f__3f__3f__3f_"><text:span text:style-name="T1">&lt;10</text:span></text:span></text:p>
      <text:p text:style-name="P7"><text:span text:style-name="_3f__3f__3f__3f__3f__3f__3f__3f__20__3f__3f__3f__3f__3f__20__3f__3f__3f__3f__3f__3f_"><text:span text:style-name="T1"><text:s text:c="4"/></text:span></text:span><text:span text:style-name="_3f__3f__3f__3f__3f__3f__3f__3f__20__3f__3f__3f__3f__3f__20__3f__3f__3f__3f__3f__3f_"><text:span text:style-name="T12">int</text:span></text:span><text:span text:style-name="_3f__3f__3f__3f__3f__3f__3f__3f__20__3f__3f__3f__3f__3f__20__3f__3f__3f__3f__3f__3f_"><text:span text:style-name="T1"> </text:span></text:span><text:span text:style-name="_3f__3f__3f__3f__3f__3f__3f__3f__20__3f__3f__3f__3f__3f__20__3f__3f__3f__3f__3f__3f_"><text:span text:style-name="T12">mark</text:span></text:span><text:span text:style-name="_3f__3f__3f__3f__3f__3f__3f__3f__20__3f__3f__3f__3f__3f__20__3f__3f__3f__3f__3f__3f_"><text:span text:style-name="T1">;<text:tab/><text:tab/><text:tab/><text:tab/>// оценка</text:span></text:span></text:p>
      <text:p text:style-name="P7"><text:span text:style-name="_3f__3f__3f__3f__3f__3f__3f__3f__20__3f__3f__3f__3f__3f__20__3f__3f__3f__3f__3f__3f_"><text:span text:style-name="T1"><text:s text:c="4"/></text:span></text:span><text:span text:style-name="_3f__3f__3f__3f__3f__3f__3f__3f__20__3f__3f__3f__3f__3f__20__3f__3f__3f__3f__3f__3f_"><text:span text:style-name="T12">sem</text:span></text:span><text:span text:style-name="_3f__3f__3f__3f__3f__3f__3f__3f__20__3f__3f__3f__3f__3f__20__3f__3f__3f__3f__3f__3f_"><text:span text:style-name="T1">_</text:span></text:span><text:span text:style-name="_3f__3f__3f__3f__3f__3f__3f__3f__20__3f__3f__3f__3f__3f__20__3f__3f__3f__3f__3f__3f_"><text:span text:style-name="T12">wait</text:span></text:span><text:span text:style-name="_3f__3f__3f__3f__3f__3f__3f__3f__20__3f__3f__3f__3f__3f__20__3f__3f__3f__3f__3f__3f_"><text:span text:style-name="T1">(&amp;(</text:span></text:span><text:span text:style-name="_3f__3f__3f__3f__3f__3f__3f__3f__20__3f__3f__3f__3f__3f__20__3f__3f__3f__3f__3f__3f_"><text:span text:style-name="T12">sem</text:span></text:span><text:span text:style-name="_3f__3f__3f__3f__3f__3f__3f__3f__20__3f__3f__3f__3f__3f__20__3f__3f__3f__3f__3f__3f_"><text:span text:style-name="T1">[2]));<text:tab/><text:tab/>// блокировка семафора для вывода на экран</text:span></text:span></text:p>
      <text:p text:style-name="P7"><text:span text:style-name="_3f__3f__3f__3f__3f__3f__3f__3f__20__3f__3f__3f__3f__3f__20__3f__3f__3f__3f__3f__3f_"><text:span text:style-name="T1"><text:s text:c="4"/></text:span></text:span><text:span text:style-name="_3f__3f__3f__3f__3f__3f__3f__3f__20__3f__3f__3f__3f__3f__20__3f__3f__3f__3f__3f__3f_"><text:span text:style-name="T12">clearer(x,y);</text:span></text:span></text:p>
      <text:p text:style-name="P7"><text:span text:style-name="_3f__3f__3f__3f__3f__3f__3f__3f__20__3f__3f__3f__3f__3f__20__3f__3f__3f__3f__3f__3f_"><text:span text:style-name="T12"><text:s text:c="4"/>printf("\033[%d;%dH%d \033[32;7mЖдет за дверью",x,y,id);</text:span></text:span></text:p>
      <text:p text:style-name="P7"><text:span text:style-name="_3f__3f__3f__3f__3f__3f__3f__3f__20__3f__3f__3f__3f__3f__20__3f__3f__3f__3f__3f__3f_"><text:span text:style-name="T12"><text:s text:c="4"/>sem</text:span></text:span><text:span text:style-name="_3f__3f__3f__3f__3f__3f__3f__3f__20__3f__3f__3f__3f__3f__20__3f__3f__3f__3f__3f__3f_"><text:span text:style-name="T1">_</text:span></text:span><text:span text:style-name="_3f__3f__3f__3f__3f__3f__3f__3f__20__3f__3f__3f__3f__3f__20__3f__3f__3f__3f__3f__3f_"><text:span text:style-name="T12">post</text:span></text:span><text:span text:style-name="_3f__3f__3f__3f__3f__3f__3f__3f__20__3f__3f__3f__3f__3f__20__3f__3f__3f__3f__3f__3f_"><text:span text:style-name="T1">(&amp;(</text:span></text:span><text:span text:style-name="_3f__3f__3f__3f__3f__3f__3f__3f__20__3f__3f__3f__3f__3f__20__3f__3f__3f__3f__3f__3f_"><text:span text:style-name="T12">sem</text:span></text:span><text:span text:style-name="_3f__3f__3f__3f__3f__3f__3f__3f__20__3f__3f__3f__3f__3f__20__3f__3f__3f__3f__3f__3f_"><text:span text:style-name="T1">[2]));<text:tab/><text:tab/>// освобождение семафора для вывода на экран</text:span></text:span></text:p>
      <text:p text:style-name="P7"><text:span text:style-name="_3f__3f__3f__3f__3f__3f__3f__3f__20__3f__3f__3f__3f__3f__20__3f__3f__3f__3f__3f__3f_"><text:span text:style-name="T1"><text:s text:c="4"/></text:span></text:span><text:span text:style-name="_3f__3f__3f__3f__3f__3f__3f__3f__20__3f__3f__3f__3f__3f__20__3f__3f__3f__3f__3f__3f_"><text:span text:style-name="T12">sem</text:span></text:span><text:span text:style-name="_3f__3f__3f__3f__3f__3f__3f__3f__20__3f__3f__3f__3f__3f__20__3f__3f__3f__3f__3f__3f_"><text:span text:style-name="T1">_</text:span></text:span><text:span text:style-name="_3f__3f__3f__3f__3f__3f__3f__3f__20__3f__3f__3f__3f__3f__20__3f__3f__3f__3f__3f__3f_"><text:span text:style-name="T12">wait</text:span></text:span><text:span text:style-name="_3f__3f__3f__3f__3f__3f__3f__3f__20__3f__3f__3f__3f__3f__20__3f__3f__3f__3f__3f__3f_"><text:span text:style-name="T1">(&amp;(</text:span></text:span><text:span text:style-name="_3f__3f__3f__3f__3f__3f__3f__3f__20__3f__3f__3f__3f__3f__20__3f__3f__3f__3f__3f__3f_"><text:span text:style-name="T12">sem</text:span></text:span><text:span text:style-name="_3f__3f__3f__3f__3f__3f__3f__3f__20__3f__3f__3f__3f__3f__20__3f__3f__3f__3f__3f__3f_"><text:span text:style-name="T1">[0])); <text:s/><text:tab/><text:tab/>// блокировка семафора ограничитель на вход</text:span></text:span></text:p>
      <text:p text:style-name="P7"><text:span text:style-name="_3f__3f__3f__3f__3f__3f__3f__3f__20__3f__3f__3f__3f__3f__20__3f__3f__3f__3f__3f__3f_"><text:span text:style-name="T1"><text:s text:c="8"/></text:span></text:span><text:span text:style-name="_3f__3f__3f__3f__3f__3f__3f__3f__20__3f__3f__3f__3f__3f__20__3f__3f__3f__3f__3f__3f_"><text:span text:style-name="T12">sem</text:span></text:span><text:span text:style-name="_3f__3f__3f__3f__3f__3f__3f__3f__20__3f__3f__3f__3f__3f__20__3f__3f__3f__3f__3f__3f_"><text:span text:style-name="T1">_</text:span></text:span><text:span text:style-name="_3f__3f__3f__3f__3f__3f__3f__3f__20__3f__3f__3f__3f__3f__20__3f__3f__3f__3f__3f__3f_"><text:span text:style-name="T12">wait</text:span></text:span><text:span text:style-name="_3f__3f__3f__3f__3f__3f__3f__3f__20__3f__3f__3f__3f__3f__20__3f__3f__3f__3f__3f__3f_"><text:span text:style-name="T1">(&amp;(</text:span></text:span><text:span text:style-name="_3f__3f__3f__3f__3f__3f__3f__3f__20__3f__3f__3f__3f__3f__20__3f__3f__3f__3f__3f__3f_"><text:span text:style-name="T12">sem</text:span></text:span><text:span text:style-name="_3f__3f__3f__3f__3f__3f__3f__3f__20__3f__3f__3f__3f__3f__20__3f__3f__3f__3f__3f__3f_"><text:span text:style-name="T1">[2])); <text:tab/><text:tab/>// блокировка семафора для вывода на экран</text:span></text:span></text:p>
      <text:p text:style-name="P7"><text:span text:style-name="_3f__3f__3f__3f__3f__3f__3f__3f__20__3f__3f__3f__3f__3f__20__3f__3f__3f__3f__3f__3f_"><text:span text:style-name="T1"><text:s text:c="8"/></text:span></text:span><text:span text:style-name="_3f__3f__3f__3f__3f__3f__3f__3f__20__3f__3f__3f__3f__3f__20__3f__3f__3f__3f__3f__3f_"><text:span text:style-name="T12">clearer</text:span></text:span><text:span text:style-name="_3f__3f__3f__3f__3f__3f__3f__3f__20__3f__3f__3f__3f__3f__20__3f__3f__3f__3f__3f__3f_"><text:span text:style-name="T1">(</text:span></text:span><text:span text:style-name="_3f__3f__3f__3f__3f__3f__3f__3f__20__3f__3f__3f__3f__3f__20__3f__3f__3f__3f__3f__3f_"><text:span text:style-name="T12">x</text:span></text:span><text:span text:style-name="_3f__3f__3f__3f__3f__3f__3f__3f__20__3f__3f__3f__3f__3f__20__3f__3f__3f__3f__3f__3f_"><text:span text:style-name="T1">,</text:span></text:span><text:span text:style-name="_3f__3f__3f__3f__3f__3f__3f__3f__20__3f__3f__3f__3f__3f__20__3f__3f__3f__3f__3f__3f_"><text:span text:style-name="T12">y</text:span></text:span><text:span text:style-name="_3f__3f__3f__3f__3f__3f__3f__3f__20__3f__3f__3f__3f__3f__20__3f__3f__3f__3f__3f__3f_"><text:span text:style-name="T1">);</text:span></text:span></text:p>
      <text:p text:style-name="P7"><text:span text:style-name="_3f__3f__3f__3f__3f__3f__3f__3f__20__3f__3f__3f__3f__3f__20__3f__3f__3f__3f__3f__3f_"><text:span text:style-name="T1"><text:s text:c="8"/></text:span></text:span><text:span text:style-name="_3f__3f__3f__3f__3f__3f__3f__3f__20__3f__3f__3f__3f__3f__20__3f__3f__3f__3f__3f__3f_"><text:span text:style-name="T12">printf</text:span></text:span><text:span text:style-name="_3f__3f__3f__3f__3f__3f__3f__3f__20__3f__3f__3f__3f__3f__20__3f__3f__3f__3f__3f__3f_"><text:span text:style-name="T1">("\033[%</text:span></text:span><text:span text:style-name="_3f__3f__3f__3f__3f__3f__3f__3f__20__3f__3f__3f__3f__3f__20__3f__3f__3f__3f__3f__3f_"><text:span text:style-name="T12">d</text:span></text:span><text:span text:style-name="_3f__3f__3f__3f__3f__3f__3f__3f__20__3f__3f__3f__3f__3f__20__3f__3f__3f__3f__3f__3f_"><text:span text:style-name="T1">;%</text:span></text:span><text:span text:style-name="_3f__3f__3f__3f__3f__3f__3f__3f__20__3f__3f__3f__3f__3f__20__3f__3f__3f__3f__3f__3f_"><text:span text:style-name="T12">dH</text:span></text:span><text:span text:style-name="_3f__3f__3f__3f__3f__3f__3f__3f__20__3f__3f__3f__3f__3f__20__3f__3f__3f__3f__3f__3f_"><text:span text:style-name="T1">%</text:span></text:span><text:span text:style-name="_3f__3f__3f__3f__3f__3f__3f__3f__20__3f__3f__3f__3f__3f__20__3f__3f__3f__3f__3f__3f_"><text:span text:style-name="T12">d</text:span></text:span><text:span text:style-name="_3f__3f__3f__3f__3f__3f__3f__3f__20__3f__3f__3f__3f__3f__20__3f__3f__3f__3f__3f__3f_"><text:span text:style-name="T1"> \033[7;33</text:span></text:span><text:span text:style-name="_3f__3f__3f__3f__3f__3f__3f__3f__20__3f__3f__3f__3f__3f__20__3f__3f__3f__3f__3f__3f_"><text:span text:style-name="T12">m</text:span></text:span><text:span text:style-name="_3f__3f__3f__3f__3f__3f__3f__3f__20__3f__3f__3f__3f__3f__20__3f__3f__3f__3f__3f__3f_"><text:span text:style-name="T1">Готовится к ответу",</text:span></text:span><text:span text:style-name="_3f__3f__3f__3f__3f__3f__3f__3f__20__3f__3f__3f__3f__3f__20__3f__3f__3f__3f__3f__3f_"><text:span text:style-name="T12">x</text:span></text:span><text:span text:style-name="_3f__3f__3f__3f__3f__3f__3f__3f__20__3f__3f__3f__3f__3f__20__3f__3f__3f__3f__3f__3f_"><text:span text:style-name="T1">,</text:span></text:span><text:span text:style-name="_3f__3f__3f__3f__3f__3f__3f__3f__20__3f__3f__3f__3f__3f__20__3f__3f__3f__3f__3f__3f_"><text:span text:style-name="T12">y</text:span></text:span><text:span text:style-name="_3f__3f__3f__3f__3f__3f__3f__3f__20__3f__3f__3f__3f__3f__20__3f__3f__3f__3f__3f__3f_"><text:span text:style-name="T1">,</text:span></text:span><text:span text:style-name="_3f__3f__3f__3f__3f__3f__3f__3f__20__3f__3f__3f__3f__3f__20__3f__3f__3f__3f__3f__3f_"><text:span text:style-name="T12">id</text:span></text:span><text:span text:style-name="_3f__3f__3f__3f__3f__3f__3f__3f__20__3f__3f__3f__3f__3f__20__3f__3f__3f__3f__3f__3f_"><text:span text:style-name="T1">);</text:span></text:span></text:p>
      <text:p text:style-name="P7"><text:span text:style-name="_3f__3f__3f__3f__3f__3f__3f__3f__20__3f__3f__3f__3f__3f__20__3f__3f__3f__3f__3f__3f_"><text:span text:style-name="T1"><text:s text:c="8"/></text:span></text:span><text:span text:style-name="_3f__3f__3f__3f__3f__3f__3f__3f__20__3f__3f__3f__3f__3f__20__3f__3f__3f__3f__3f__3f_"><text:span text:style-name="T12">sem</text:span></text:span><text:span text:style-name="_3f__3f__3f__3f__3f__3f__3f__3f__20__3f__3f__3f__3f__3f__20__3f__3f__3f__3f__3f__3f_"><text:span text:style-name="T1">_</text:span></text:span><text:span text:style-name="_3f__3f__3f__3f__3f__3f__3f__3f__20__3f__3f__3f__3f__3f__20__3f__3f__3f__3f__3f__3f_"><text:span text:style-name="T12">post</text:span></text:span><text:span text:style-name="_3f__3f__3f__3f__3f__3f__3f__3f__20__3f__3f__3f__3f__3f__20__3f__3f__3f__3f__3f__3f_"><text:span text:style-name="T1">(&amp;(</text:span></text:span><text:span text:style-name="_3f__3f__3f__3f__3f__3f__3f__3f__20__3f__3f__3f__3f__3f__20__3f__3f__3f__3f__3f__3f_"><text:span text:style-name="T12">sem</text:span></text:span><text:span text:style-name="_3f__3f__3f__3f__3f__3f__3f__3f__20__3f__3f__3f__3f__3f__20__3f__3f__3f__3f__3f__3f_"><text:span text:style-name="T1">[2]));<text:tab/><text:tab/>// освобождение семафора для вывода на экран</text:span></text:span></text:p>
      <text:p text:style-name="P7"><text:span text:style-name="_3f__3f__3f__3f__3f__3f__3f__3f__20__3f__3f__3f__3f__3f__20__3f__3f__3f__3f__3f__3f_"><text:span text:style-name="T1"><text:s text:c="8"/></text:span></text:span><text:span text:style-name="_3f__3f__3f__3f__3f__3f__3f__3f__20__3f__3f__3f__3f__3f__20__3f__3f__3f__3f__3f__3f_"><text:span text:style-name="T12">IdiGotovsu:</text:span></text:span></text:p>
      <text:p text:style-name="P7"><text:span text:style-name="_3f__3f__3f__3f__3f__3f__3f__3f__20__3f__3f__3f__3f__3f__20__3f__3f__3f__3f__3f__3f_"><text:span text:style-name="T12"><text:s text:c="8"/>usleep</text:span></text:span><text:span text:style-name="_3f__3f__3f__3f__3f__3f__3f__3f__20__3f__3f__3f__3f__3f__20__3f__3f__3f__3f__3f__3f_"><text:span text:style-name="T1">(</text:span></text:span><text:span text:style-name="_3f__3f__3f__3f__3f__3f__3f__3f__20__3f__3f__3f__3f__3f__20__3f__3f__3f__3f__3f__3f_"><text:span text:style-name="T12">M</text:span></text:span><text:span text:style-name="_3f__3f__3f__3f__3f__3f__3f__3f__20__3f__3f__3f__3f__3f__20__3f__3f__3f__3f__3f__3f_"><text:span text:style-name="T1">*2000000);<text:tab/><text:tab/>// подготовка</text:span></text:span></text:p>
      <text:p text:style-name="P7"><text:span text:style-name="_3f__3f__3f__3f__3f__3f__3f__3f__20__3f__3f__3f__3f__3f__20__3f__3f__3f__3f__3f__3f_"><text:span text:style-name="T1"><text:s text:c="12"/></text:span></text:span><text:span text:style-name="_3f__3f__3f__3f__3f__3f__3f__3f__20__3f__3f__3f__3f__3f__20__3f__3f__3f__3f__3f__3f_"><text:span text:style-name="T12">sem</text:span></text:span><text:span text:style-name="_3f__3f__3f__3f__3f__3f__3f__3f__20__3f__3f__3f__3f__3f__20__3f__3f__3f__3f__3f__3f_"><text:span text:style-name="T1">_</text:span></text:span><text:span text:style-name="_3f__3f__3f__3f__3f__3f__3f__3f__20__3f__3f__3f__3f__3f__20__3f__3f__3f__3f__3f__3f_"><text:span text:style-name="T12">wait</text:span></text:span><text:span text:style-name="_3f__3f__3f__3f__3f__3f__3f__3f__20__3f__3f__3f__3f__3f__20__3f__3f__3f__3f__3f__3f_"><text:span text:style-name="T1">(&amp;(</text:span></text:span><text:span text:style-name="_3f__3f__3f__3f__3f__3f__3f__3f__20__3f__3f__3f__3f__3f__20__3f__3f__3f__3f__3f__3f_"><text:span text:style-name="T12">sem</text:span></text:span><text:span text:style-name="_3f__3f__3f__3f__3f__3f__3f__3f__20__3f__3f__3f__3f__3f__20__3f__3f__3f__3f__3f__3f_"><text:span text:style-name="T1">[1]));<text:tab/><text:tab/>// блокировка семафора сдача экзамена</text:span></text:span></text:p>
      <text:p text:style-name="P7"><text:span text:style-name="_3f__3f__3f__3f__3f__3f__3f__3f__20__3f__3f__3f__3f__3f__20__3f__3f__3f__3f__3f__3f_"><text:span text:style-name="T1"><text:s text:c="16"/></text:span></text:span><text:span text:style-name="_3f__3f__3f__3f__3f__3f__3f__3f__20__3f__3f__3f__3f__3f__20__3f__3f__3f__3f__3f__3f_"><text:span text:style-name="T12">sem</text:span></text:span><text:span text:style-name="_3f__3f__3f__3f__3f__3f__3f__3f__20__3f__3f__3f__3f__3f__20__3f__3f__3f__3f__3f__3f_"><text:span text:style-name="T1">_</text:span></text:span><text:span text:style-name="_3f__3f__3f__3f__3f__3f__3f__3f__20__3f__3f__3f__3f__3f__20__3f__3f__3f__3f__3f__3f_"><text:span text:style-name="T12">wait</text:span></text:span><text:span text:style-name="_3f__3f__3f__3f__3f__3f__3f__3f__20__3f__3f__3f__3f__3f__20__3f__3f__3f__3f__3f__3f_"><text:span text:style-name="T1">(&amp;(</text:span></text:span><text:span text:style-name="_3f__3f__3f__3f__3f__3f__3f__3f__20__3f__3f__3f__3f__3f__20__3f__3f__3f__3f__3f__3f_"><text:span text:style-name="T12">sem</text:span></text:span><text:span text:style-name="_3f__3f__3f__3f__3f__3f__3f__3f__20__3f__3f__3f__3f__3f__20__3f__3f__3f__3f__3f__3f_"><text:span text:style-name="T1">[2]));<text:tab/>// блокировка семафора для вывода на экран</text:span></text:span></text:p>
      <text:p text:style-name="P7"><text:span text:style-name="_3f__3f__3f__3f__3f__3f__3f__3f__20__3f__3f__3f__3f__3f__20__3f__3f__3f__3f__3f__3f_"><text:span text:style-name="T1"><text:s text:c="16"/></text:span></text:span><text:span text:style-name="_3f__3f__3f__3f__3f__3f__3f__3f__20__3f__3f__3f__3f__3f__20__3f__3f__3f__3f__3f__3f_"><text:span text:style-name="T12">clearer</text:span></text:span><text:span text:style-name="_3f__3f__3f__3f__3f__3f__3f__3f__20__3f__3f__3f__3f__3f__20__3f__3f__3f__3f__3f__3f_"><text:span text:style-name="T1">(</text:span></text:span><text:span text:style-name="_3f__3f__3f__3f__3f__3f__3f__3f__20__3f__3f__3f__3f__3f__20__3f__3f__3f__3f__3f__3f_"><text:span text:style-name="T12">x</text:span></text:span><text:span text:style-name="_3f__3f__3f__3f__3f__3f__3f__3f__20__3f__3f__3f__3f__3f__20__3f__3f__3f__3f__3f__3f_"><text:span text:style-name="T1">,</text:span></text:span><text:span text:style-name="_3f__3f__3f__3f__3f__3f__3f__3f__20__3f__3f__3f__3f__3f__20__3f__3f__3f__3f__3f__3f_"><text:span text:style-name="T12">y</text:span></text:span><text:span text:style-name="_3f__3f__3f__3f__3f__3f__3f__3f__20__3f__3f__3f__3f__3f__20__3f__3f__3f__3f__3f__3f_"><text:span text:style-name="T1">);</text:span></text:span></text:p>
      <text:p text:style-name="P7"><text:span text:style-name="_3f__3f__3f__3f__3f__3f__3f__3f__20__3f__3f__3f__3f__3f__20__3f__3f__3f__3f__3f__3f_"><text:span text:style-name="T1"><text:s text:c="16"/></text:span></text:span><text:span text:style-name="_3f__3f__3f__3f__3f__3f__3f__3f__20__3f__3f__3f__3f__3f__20__3f__3f__3f__3f__3f__3f_"><text:span text:style-name="T12">printf</text:span></text:span><text:span text:style-name="_3f__3f__3f__3f__3f__3f__3f__3f__20__3f__3f__3f__3f__3f__20__3f__3f__3f__3f__3f__3f_"><text:span text:style-name="T1">("\033[%</text:span></text:span><text:span text:style-name="_3f__3f__3f__3f__3f__3f__3f__3f__20__3f__3f__3f__3f__3f__20__3f__3f__3f__3f__3f__3f_"><text:span text:style-name="T12">d</text:span></text:span><text:span text:style-name="_3f__3f__3f__3f__3f__3f__3f__3f__20__3f__3f__3f__3f__3f__20__3f__3f__3f__3f__3f__3f_"><text:span text:style-name="T1">;%</text:span></text:span><text:span text:style-name="_3f__3f__3f__3f__3f__3f__3f__3f__20__3f__3f__3f__3f__3f__20__3f__3f__3f__3f__3f__3f_"><text:span text:style-name="T12">dH</text:span></text:span><text:span text:style-name="_3f__3f__3f__3f__3f__3f__3f__3f__20__3f__3f__3f__3f__3f__20__3f__3f__3f__3f__3f__3f_"><text:span text:style-name="T1">%</text:span></text:span><text:span text:style-name="_3f__3f__3f__3f__3f__3f__3f__3f__20__3f__3f__3f__3f__3f__20__3f__3f__3f__3f__3f__3f_"><text:span text:style-name="T12">d</text:span></text:span><text:span text:style-name="_3f__3f__3f__3f__3f__3f__3f__3f__20__3f__3f__3f__3f__3f__20__3f__3f__3f__3f__3f__3f_"><text:span text:style-name="T1"> \033[5;42</text:span></text:span><text:span text:style-name="_3f__3f__3f__3f__3f__3f__3f__3f__20__3f__3f__3f__3f__3f__20__3f__3f__3f__3f__3f__3f_"><text:span text:style-name="T12">m</text:span></text:span><text:span text:style-name="_3f__3f__3f__3f__3f__3f__3f__3f__20__3f__3f__3f__3f__3f__20__3f__3f__3f__3f__3f__3f_"><text:span text:style-name="T1">Отвечает на билет",</text:span></text:span><text:span text:style-name="_3f__3f__3f__3f__3f__3f__3f__3f__20__3f__3f__3f__3f__3f__20__3f__3f__3f__3f__3f__3f_"><text:span text:style-name="T12">x</text:span></text:span><text:span text:style-name="_3f__3f__3f__3f__3f__3f__3f__3f__20__3f__3f__3f__3f__3f__20__3f__3f__3f__3f__3f__3f_"><text:span text:style-name="T1">,</text:span></text:span><text:span text:style-name="_3f__3f__3f__3f__3f__3f__3f__3f__20__3f__3f__3f__3f__3f__20__3f__3f__3f__3f__3f__3f_"><text:span text:style-name="T12">y</text:span></text:span><text:span text:style-name="_3f__3f__3f__3f__3f__3f__3f__3f__20__3f__3f__3f__3f__3f__20__3f__3f__3f__3f__3f__3f_"><text:span text:style-name="T1">,</text:span></text:span><text:span text:style-name="_3f__3f__3f__3f__3f__3f__3f__3f__20__3f__3f__3f__3f__3f__20__3f__3f__3f__3f__3f__3f_"><text:span text:style-name="T12">id</text:span></text:span><text:span text:style-name="_3f__3f__3f__3f__3f__3f__3f__3f__20__3f__3f__3f__3f__3f__20__3f__3f__3f__3f__3f__3f_"><text:span text:style-name="T1">);</text:span></text:span></text:p>
      <text:p text:style-name="P7"><text:span text:style-name="_3f__3f__3f__3f__3f__3f__3f__3f__20__3f__3f__3f__3f__3f__20__3f__3f__3f__3f__3f__3f_"><text:span text:style-name="T1"><text:s text:c="16"/></text:span></text:span><text:span text:style-name="_3f__3f__3f__3f__3f__3f__3f__3f__20__3f__3f__3f__3f__3f__20__3f__3f__3f__3f__3f__3f_"><text:span text:style-name="T12">sem</text:span></text:span><text:span text:style-name="_3f__3f__3f__3f__3f__3f__3f__3f__20__3f__3f__3f__3f__3f__20__3f__3f__3f__3f__3f__3f_"><text:span text:style-name="T1">_</text:span></text:span><text:span text:style-name="_3f__3f__3f__3f__3f__3f__3f__3f__20__3f__3f__3f__3f__3f__20__3f__3f__3f__3f__3f__3f_"><text:span text:style-name="T12">post</text:span></text:span><text:span text:style-name="_3f__3f__3f__3f__3f__3f__3f__3f__20__3f__3f__3f__3f__3f__20__3f__3f__3f__3f__3f__3f_"><text:span text:style-name="T1">(&amp;(</text:span></text:span><text:span text:style-name="_3f__3f__3f__3f__3f__3f__3f__3f__20__3f__3f__3f__3f__3f__20__3f__3f__3f__3f__3f__3f_"><text:span text:style-name="T12">sem</text:span></text:span><text:span text:style-name="_3f__3f__3f__3f__3f__3f__3f__3f__20__3f__3f__3f__3f__3f__20__3f__3f__3f__3f__3f__3f_"><text:span text:style-name="T1">[2]));<text:tab/>// освобождение семафора для вывода на экран</text:span></text:span></text:p>
      <text:p text:style-name="P7"><text:soft-page-break/><text:span text:style-name="_3f__3f__3f__3f__3f__3f__3f__3f__20__3f__3f__3f__3f__3f__20__3f__3f__3f__3f__3f__3f_"><text:span text:style-name="T1"><text:s text:c="16"/></text:span></text:span><text:span text:style-name="_3f__3f__3f__3f__3f__3f__3f__3f__20__3f__3f__3f__3f__3f__20__3f__3f__3f__3f__3f__3f_"><text:span text:style-name="T12">usleep</text:span></text:span><text:span text:style-name="_3f__3f__3f__3f__3f__3f__3f__3f__20__3f__3f__3f__3f__3f__20__3f__3f__3f__3f__3f__3f_"><text:span text:style-name="T1">(</text:span></text:span><text:span text:style-name="_3f__3f__3f__3f__3f__3f__3f__3f__20__3f__3f__3f__3f__3f__20__3f__3f__3f__3f__3f__3f_"><text:span text:style-name="T12">M</text:span></text:span><text:span text:style-name="_3f__3f__3f__3f__3f__3f__3f__3f__20__3f__3f__3f__3f__3f__20__3f__3f__3f__3f__3f__3f_"><text:span text:style-name="T1">*1000000);<text:tab/><text:tab/>// сдача экзамена</text:span></text:span></text:p>
      <text:p text:style-name="P7"><text:span text:style-name="_3f__3f__3f__3f__3f__3f__3f__3f__20__3f__3f__3f__3f__3f__20__3f__3f__3f__3f__3f__3f_"><text:span text:style-name="T1"><text:s text:c="16"/></text:span></text:span><text:span text:style-name="_3f__3f__3f__3f__3f__3f__3f__3f__20__3f__3f__3f__3f__3f__20__3f__3f__3f__3f__3f__3f_"><text:span text:style-name="T12">mark</text:span></text:span><text:span text:style-name="_3f__3f__3f__3f__3f__3f__3f__3f__20__3f__3f__3f__3f__3f__20__3f__3f__3f__3f__3f__3f_"><text:span text:style-name="T1">=</text:span></text:span><text:span text:style-name="_3f__3f__3f__3f__3f__3f__3f__3f__20__3f__3f__3f__3f__3f__20__3f__3f__3f__3f__3f__3f_"><text:span text:style-name="T12">rand</text:span></text:span><text:span text:style-name="_3f__3f__3f__3f__3f__3f__3f__3f__20__3f__3f__3f__3f__3f__20__3f__3f__3f__3f__3f__3f_"><text:span text:style-name="T1">()%5;<text:tab/><text:tab/>// случайная оценка от 0 до 4</text:span></text:span></text:p>
      <text:p text:style-name="P7"><text:span text:style-name="_3f__3f__3f__3f__3f__3f__3f__3f__20__3f__3f__3f__3f__3f__20__3f__3f__3f__3f__3f__3f_"><text:span text:style-name="T1"><text:s text:c="16"/></text:span></text:span><text:span text:style-name="_3f__3f__3f__3f__3f__3f__3f__3f__20__3f__3f__3f__3f__3f__20__3f__3f__3f__3f__3f__3f_"><text:span text:style-name="T12">if</text:span></text:span><text:span text:style-name="_3f__3f__3f__3f__3f__3f__3f__3f__20__3f__3f__3f__3f__3f__20__3f__3f__3f__3f__3f__3f_"><text:span text:style-name="T1">(</text:span></text:span><text:span text:style-name="_3f__3f__3f__3f__3f__3f__3f__3f__20__3f__3f__3f__3f__3f__20__3f__3f__3f__3f__3f__3f_"><text:span text:style-name="T12">mark</text:span></text:span><text:span text:style-name="_3f__3f__3f__3f__3f__3f__3f__3f__20__3f__3f__3f__3f__3f__20__3f__3f__3f__3f__3f__3f_"><text:span text:style-name="T1">==1)<text:tab/><text:tab/><text:tab/>// пересдача</text:span></text:span></text:p>
      <text:p text:style-name="P7"><text:span text:style-name="_3f__3f__3f__3f__3f__3f__3f__3f__20__3f__3f__3f__3f__3f__20__3f__3f__3f__3f__3f__3f_"><text:span text:style-name="T1"><text:s text:c="20"/>{</text:span></text:span></text:p>
      <text:p text:style-name="P7"><text:span text:style-name="_3f__3f__3f__3f__3f__3f__3f__3f__20__3f__3f__3f__3f__3f__20__3f__3f__3f__3f__3f__3f_"><text:span text:style-name="T1"><text:s text:c="24"/></text:span></text:span><text:span text:style-name="_3f__3f__3f__3f__3f__3f__3f__3f__20__3f__3f__3f__3f__3f__20__3f__3f__3f__3f__3f__3f_"><text:span text:style-name="T12">sem</text:span></text:span><text:span text:style-name="_3f__3f__3f__3f__3f__3f__3f__3f__20__3f__3f__3f__3f__3f__20__3f__3f__3f__3f__3f__3f_"><text:span text:style-name="T1">_</text:span></text:span><text:span text:style-name="_3f__3f__3f__3f__3f__3f__3f__3f__20__3f__3f__3f__3f__3f__20__3f__3f__3f__3f__3f__3f_"><text:span text:style-name="T12">post</text:span></text:span><text:span text:style-name="_3f__3f__3f__3f__3f__3f__3f__3f__20__3f__3f__3f__3f__3f__20__3f__3f__3f__3f__3f__3f_"><text:span text:style-name="T1">(&amp;(</text:span></text:span><text:span text:style-name="_3f__3f__3f__3f__3f__3f__3f__3f__20__3f__3f__3f__3f__3f__20__3f__3f__3f__3f__3f__3f_"><text:span text:style-name="T12">sem</text:span></text:span><text:span text:style-name="_3f__3f__3f__3f__3f__3f__3f__3f__20__3f__3f__3f__3f__3f__20__3f__3f__3f__3f__3f__3f_"><text:span text:style-name="T1">[1]));</text:span></text:span></text:p>
      <text:p text:style-name="P7"><text:span text:style-name="_3f__3f__3f__3f__3f__3f__3f__3f__20__3f__3f__3f__3f__3f__20__3f__3f__3f__3f__3f__3f_"><text:span text:style-name="T1"><text:s text:c="24"/></text:span></text:span><text:span text:style-name="_3f__3f__3f__3f__3f__3f__3f__3f__20__3f__3f__3f__3f__3f__20__3f__3f__3f__3f__3f__3f_"><text:span text:style-name="T12">sem</text:span></text:span><text:span text:style-name="_3f__3f__3f__3f__3f__3f__3f__3f__20__3f__3f__3f__3f__3f__20__3f__3f__3f__3f__3f__3f_"><text:span text:style-name="T1">_</text:span></text:span><text:span text:style-name="_3f__3f__3f__3f__3f__3f__3f__3f__20__3f__3f__3f__3f__3f__20__3f__3f__3f__3f__3f__3f_"><text:span text:style-name="T12">wait</text:span></text:span><text:span text:style-name="_3f__3f__3f__3f__3f__3f__3f__3f__20__3f__3f__3f__3f__3f__20__3f__3f__3f__3f__3f__3f_"><text:span text:style-name="T1">(&amp;(</text:span></text:span><text:span text:style-name="_3f__3f__3f__3f__3f__3f__3f__3f__20__3f__3f__3f__3f__3f__20__3f__3f__3f__3f__3f__3f_"><text:span text:style-name="T12">sem</text:span></text:span><text:span text:style-name="_3f__3f__3f__3f__3f__3f__3f__3f__20__3f__3f__3f__3f__3f__20__3f__3f__3f__3f__3f__3f_"><text:span text:style-name="T1">[2]));<text:tab/><text:tab/>// блокировка семафора для вывода на экран</text:span></text:span></text:p>
      <text:p text:style-name="P7"><text:span text:style-name="_3f__3f__3f__3f__3f__3f__3f__3f__20__3f__3f__3f__3f__3f__20__3f__3f__3f__3f__3f__3f_"><text:span text:style-name="T1"><text:s text:c="24"/></text:span></text:span><text:span text:style-name="_3f__3f__3f__3f__3f__3f__3f__3f__20__3f__3f__3f__3f__3f__20__3f__3f__3f__3f__3f__3f_"><text:span text:style-name="T12">clearer</text:span></text:span><text:span text:style-name="_3f__3f__3f__3f__3f__3f__3f__3f__20__3f__3f__3f__3f__3f__20__3f__3f__3f__3f__3f__3f_"><text:span text:style-name="T1">(</text:span></text:span><text:span text:style-name="_3f__3f__3f__3f__3f__3f__3f__3f__20__3f__3f__3f__3f__3f__20__3f__3f__3f__3f__3f__3f_"><text:span text:style-name="T12">x</text:span></text:span><text:span text:style-name="_3f__3f__3f__3f__3f__3f__3f__3f__20__3f__3f__3f__3f__3f__20__3f__3f__3f__3f__3f__3f_"><text:span text:style-name="T1">,</text:span></text:span><text:span text:style-name="_3f__3f__3f__3f__3f__3f__3f__3f__20__3f__3f__3f__3f__3f__20__3f__3f__3f__3f__3f__3f_"><text:span text:style-name="T12">y</text:span></text:span><text:span text:style-name="_3f__3f__3f__3f__3f__3f__3f__3f__20__3f__3f__3f__3f__3f__20__3f__3f__3f__3f__3f__3f_"><text:span text:style-name="T1">);</text:span></text:span></text:p>
      <text:p text:style-name="P7"><text:span text:style-name="_3f__3f__3f__3f__3f__3f__3f__3f__20__3f__3f__3f__3f__3f__20__3f__3f__3f__3f__3f__3f_"><text:span text:style-name="T1"><text:s text:c="24"/></text:span></text:span><text:span text:style-name="_3f__3f__3f__3f__3f__3f__3f__3f__20__3f__3f__3f__3f__3f__20__3f__3f__3f__3f__3f__3f_"><text:span text:style-name="T12">printf</text:span></text:span><text:span text:style-name="_3f__3f__3f__3f__3f__3f__3f__3f__20__3f__3f__3f__3f__3f__20__3f__3f__3f__3f__3f__3f_"><text:span text:style-name="T1">("\033[%</text:span></text:span><text:span text:style-name="_3f__3f__3f__3f__3f__3f__3f__3f__20__3f__3f__3f__3f__3f__20__3f__3f__3f__3f__3f__3f_"><text:span text:style-name="T12">d</text:span></text:span><text:span text:style-name="_3f__3f__3f__3f__3f__3f__3f__3f__20__3f__3f__3f__3f__3f__20__3f__3f__3f__3f__3f__3f_"><text:span text:style-name="T1">;%</text:span></text:span><text:span text:style-name="_3f__3f__3f__3f__3f__3f__3f__3f__20__3f__3f__3f__3f__3f__20__3f__3f__3f__3f__3f__3f_"><text:span text:style-name="T12">dH</text:span></text:span><text:span text:style-name="_3f__3f__3f__3f__3f__3f__3f__3f__20__3f__3f__3f__3f__3f__20__3f__3f__3f__3f__3f__3f_"><text:span text:style-name="T1">%</text:span></text:span><text:span text:style-name="_3f__3f__3f__3f__3f__3f__3f__3f__20__3f__3f__3f__3f__3f__20__3f__3f__3f__3f__3f__3f_"><text:span text:style-name="T12">d</text:span></text:span><text:span text:style-name="_3f__3f__3f__3f__3f__3f__3f__3f__20__3f__3f__3f__3f__3f__20__3f__3f__3f__3f__3f__3f_"><text:span text:style-name="T1"> \033[34;42</text:span></text:span><text:span text:style-name="_3f__3f__3f__3f__3f__3f__3f__3f__20__3f__3f__3f__3f__3f__20__3f__3f__3f__3f__3f__3f_"><text:span text:style-name="T12">m</text:span></text:span><text:span text:style-name="_3f__3f__3f__3f__3f__3f__3f__3f__20__3f__3f__3f__3f__3f__20__3f__3f__3f__3f__3f__3f_"><text:span text:style-name="T1">Повторно готовится",</text:span></text:span><text:span text:style-name="_3f__3f__3f__3f__3f__3f__3f__3f__20__3f__3f__3f__3f__3f__20__3f__3f__3f__3f__3f__3f_"><text:span text:style-name="T12">x</text:span></text:span><text:span text:style-name="_3f__3f__3f__3f__3f__3f__3f__3f__20__3f__3f__3f__3f__3f__20__3f__3f__3f__3f__3f__3f_"><text:span text:style-name="T1">,</text:span></text:span><text:span text:style-name="_3f__3f__3f__3f__3f__3f__3f__3f__20__3f__3f__3f__3f__3f__20__3f__3f__3f__3f__3f__3f_"><text:span text:style-name="T12">y</text:span></text:span><text:span text:style-name="_3f__3f__3f__3f__3f__3f__3f__3f__20__3f__3f__3f__3f__3f__20__3f__3f__3f__3f__3f__3f_"><text:span text:style-name="T1">,</text:span></text:span><text:span text:style-name="_3f__3f__3f__3f__3f__3f__3f__3f__20__3f__3f__3f__3f__3f__20__3f__3f__3f__3f__3f__3f_"><text:span text:style-name="T12">id</text:span></text:span><text:span text:style-name="_3f__3f__3f__3f__3f__3f__3f__3f__20__3f__3f__3f__3f__3f__20__3f__3f__3f__3f__3f__3f_"><text:span text:style-name="T1">);</text:span></text:span></text:p>
      <text:p text:style-name="P7"><text:span text:style-name="_3f__3f__3f__3f__3f__3f__3f__3f__20__3f__3f__3f__3f__3f__20__3f__3f__3f__3f__3f__3f_"><text:span text:style-name="T1"><text:s text:c="24"/></text:span></text:span><text:span text:style-name="_3f__3f__3f__3f__3f__3f__3f__3f__20__3f__3f__3f__3f__3f__20__3f__3f__3f__3f__3f__3f_"><text:span text:style-name="T12">sem</text:span></text:span><text:span text:style-name="_3f__3f__3f__3f__3f__3f__3f__3f__20__3f__3f__3f__3f__3f__20__3f__3f__3f__3f__3f__3f_"><text:span text:style-name="T1">_</text:span></text:span><text:span text:style-name="_3f__3f__3f__3f__3f__3f__3f__3f__20__3f__3f__3f__3f__3f__20__3f__3f__3f__3f__3f__3f_"><text:span text:style-name="T12">post</text:span></text:span><text:span text:style-name="_3f__3f__3f__3f__3f__3f__3f__3f__20__3f__3f__3f__3f__3f__20__3f__3f__3f__3f__3f__3f_"><text:span text:style-name="T1">(&amp;(</text:span></text:span><text:span text:style-name="_3f__3f__3f__3f__3f__3f__3f__3f__20__3f__3f__3f__3f__3f__20__3f__3f__3f__3f__3f__3f_"><text:span text:style-name="T12">sem</text:span></text:span><text:span text:style-name="_3f__3f__3f__3f__3f__3f__3f__3f__20__3f__3f__3f__3f__3f__20__3f__3f__3f__3f__3f__3f_"><text:span text:style-name="T1">[2]));<text:tab/> <text:s text:c="7"/>// освобождение семафора для вывода на экран</text:span></text:span></text:p>
      <text:p text:style-name="P7"><text:span text:style-name="_3f__3f__3f__3f__3f__3f__3f__3f__20__3f__3f__3f__3f__3f__20__3f__3f__3f__3f__3f__3f_"><text:span text:style-name="T1"><text:s text:c="24"/></text:span></text:span><text:span text:style-name="_3f__3f__3f__3f__3f__3f__3f__3f__20__3f__3f__3f__3f__3f__20__3f__3f__3f__3f__3f__3f_"><text:span text:style-name="T12">goto</text:span></text:span><text:span text:style-name="_3f__3f__3f__3f__3f__3f__3f__3f__20__3f__3f__3f__3f__3f__20__3f__3f__3f__3f__3f__3f_"><text:span text:style-name="T1"> </text:span></text:span><text:span text:style-name="_3f__3f__3f__3f__3f__3f__3f__3f__20__3f__3f__3f__3f__3f__20__3f__3f__3f__3f__3f__3f_"><text:span text:style-name="T12">IdiGotovsu</text:span></text:span><text:span text:style-name="_3f__3f__3f__3f__3f__3f__3f__3f__20__3f__3f__3f__3f__3f__20__3f__3f__3f__3f__3f__3f_"><text:span text:style-name="T1">;<text:tab/><text:tab/>//переход к </text:span></text:span><text:span text:style-name="_3f__3f__3f__3f__3f__3f__3f__3f__20__3f__3f__3f__3f__3f__20__3f__3f__3f__3f__3f__3f_"><text:span text:style-name="T12">IdiGotovsu</text:span></text:span><text:span text:style-name="_3f__3f__3f__3f__3f__3f__3f__3f__20__3f__3f__3f__3f__3f__20__3f__3f__3f__3f__3f__3f_"><text:span text:style-name="T1">, чтобы попытаться еще раз</text:span></text:span></text:p>
      <text:p text:style-name="P7"><text:span text:style-name="_3f__3f__3f__3f__3f__3f__3f__3f__20__3f__3f__3f__3f__3f__20__3f__3f__3f__3f__3f__3f_"><text:span text:style-name="T1"><text:s text:c="20"/></text:span></text:span><text:span text:style-name="_3f__3f__3f__3f__3f__3f__3f__3f__20__3f__3f__3f__3f__3f__20__3f__3f__3f__3f__3f__3f_"><text:span text:style-name="T12">}</text:span></text:span></text:p>
      <text:p text:style-name="P7"><text:span text:style-name="_3f__3f__3f__3f__3f__3f__3f__3f__20__3f__3f__3f__3f__3f__20__3f__3f__3f__3f__3f__3f_"><text:span text:style-name="T12"><text:s text:c="20"/>else</text:span></text:span></text:p>
      <text:p text:style-name="P7"><text:span text:style-name="_3f__3f__3f__3f__3f__3f__3f__3f__20__3f__3f__3f__3f__3f__20__3f__3f__3f__3f__3f__3f_"><text:span text:style-name="T12"><text:s text:c="20"/>if(mark==0)<text:tab/><text:tab/><text:tab/>//</text:span></text:span><text:span text:style-name="_3f__3f__3f__3f__3f__3f__3f__3f__20__3f__3f__3f__3f__3f__20__3f__3f__3f__3f__3f__3f_"><text:span text:style-name="T1">выгнан с экзамена</text:span></text:span></text:p>
      <text:p text:style-name="P7"><text:span text:style-name="_3f__3f__3f__3f__3f__3f__3f__3f__20__3f__3f__3f__3f__3f__20__3f__3f__3f__3f__3f__3f_"><text:span text:style-name="T12"><text:s text:c="20"/>{</text:span></text:span></text:p>
      <text:p text:style-name="P7"><text:span text:style-name="_3f__3f__3f__3f__3f__3f__3f__3f__20__3f__3f__3f__3f__3f__20__3f__3f__3f__3f__3f__3f_"><text:span text:style-name="T12"><text:s text:c="24"/>sem</text:span></text:span><text:span text:style-name="_3f__3f__3f__3f__3f__3f__3f__3f__20__3f__3f__3f__3f__3f__20__3f__3f__3f__3f__3f__3f_"><text:span text:style-name="T1">_</text:span></text:span><text:span text:style-name="_3f__3f__3f__3f__3f__3f__3f__3f__20__3f__3f__3f__3f__3f__20__3f__3f__3f__3f__3f__3f_"><text:span text:style-name="T12">post</text:span></text:span><text:span text:style-name="_3f__3f__3f__3f__3f__3f__3f__3f__20__3f__3f__3f__3f__3f__20__3f__3f__3f__3f__3f__3f_"><text:span text:style-name="T1">(&amp;(</text:span></text:span><text:span text:style-name="_3f__3f__3f__3f__3f__3f__3f__3f__20__3f__3f__3f__3f__3f__20__3f__3f__3f__3f__3f__3f_"><text:span text:style-name="T12">sem</text:span></text:span><text:span text:style-name="_3f__3f__3f__3f__3f__3f__3f__3f__20__3f__3f__3f__3f__3f__20__3f__3f__3f__3f__3f__3f_"><text:span text:style-name="T1">[1]));<text:tab/><text:tab/> <text:s text:c="2"/>// освобождение семафора сдача экзамена</text:span></text:span></text:p>
      <text:p text:style-name="P7"><text:span text:style-name="_3f__3f__3f__3f__3f__3f__3f__3f__20__3f__3f__3f__3f__3f__20__3f__3f__3f__3f__3f__3f_"><text:span text:style-name="T1"><text:s text:c="24"/></text:span></text:span><text:span text:style-name="_3f__3f__3f__3f__3f__3f__3f__3f__20__3f__3f__3f__3f__3f__20__3f__3f__3f__3f__3f__3f_"><text:span text:style-name="T12">sem</text:span></text:span><text:span text:style-name="_3f__3f__3f__3f__3f__3f__3f__3f__20__3f__3f__3f__3f__3f__20__3f__3f__3f__3f__3f__3f_"><text:span text:style-name="T1">_</text:span></text:span><text:span text:style-name="_3f__3f__3f__3f__3f__3f__3f__3f__20__3f__3f__3f__3f__3f__20__3f__3f__3f__3f__3f__3f_"><text:span text:style-name="T12">post</text:span></text:span><text:span text:style-name="_3f__3f__3f__3f__3f__3f__3f__3f__20__3f__3f__3f__3f__3f__20__3f__3f__3f__3f__3f__3f_"><text:span text:style-name="T1">(&amp;(</text:span></text:span><text:span text:style-name="_3f__3f__3f__3f__3f__3f__3f__3f__20__3f__3f__3f__3f__3f__20__3f__3f__3f__3f__3f__3f_"><text:span text:style-name="T12">sem</text:span></text:span><text:span text:style-name="_3f__3f__3f__3f__3f__3f__3f__3f__20__3f__3f__3f__3f__3f__20__3f__3f__3f__3f__3f__3f_"><text:span text:style-name="T1">[0])); <text:tab/> <text:s text:c="4"/>// освобождение семафора ограничитель на вход</text:span></text:span></text:p>
      <text:p text:style-name="P7"><text:span text:style-name="_3f__3f__3f__3f__3f__3f__3f__3f__20__3f__3f__3f__3f__3f__20__3f__3f__3f__3f__3f__3f_"><text:span text:style-name="T1"><text:s text:c="24"/></text:span></text:span><text:span text:style-name="_3f__3f__3f__3f__3f__3f__3f__3f__20__3f__3f__3f__3f__3f__20__3f__3f__3f__3f__3f__3f_"><text:span text:style-name="T12">sem</text:span></text:span><text:span text:style-name="_3f__3f__3f__3f__3f__3f__3f__3f__20__3f__3f__3f__3f__3f__20__3f__3f__3f__3f__3f__3f_"><text:span text:style-name="T1">_</text:span></text:span><text:span text:style-name="_3f__3f__3f__3f__3f__3f__3f__3f__20__3f__3f__3f__3f__3f__20__3f__3f__3f__3f__3f__3f_"><text:span text:style-name="T12">wait</text:span></text:span><text:span text:style-name="_3f__3f__3f__3f__3f__3f__3f__3f__20__3f__3f__3f__3f__3f__20__3f__3f__3f__3f__3f__3f_"><text:span text:style-name="T1">(&amp;(</text:span></text:span><text:span text:style-name="_3f__3f__3f__3f__3f__3f__3f__3f__20__3f__3f__3f__3f__3f__20__3f__3f__3f__3f__3f__3f_"><text:span text:style-name="T12">sem</text:span></text:span><text:span text:style-name="_3f__3f__3f__3f__3f__3f__3f__3f__20__3f__3f__3f__3f__3f__20__3f__3f__3f__3f__3f__3f_"><text:span text:style-name="T1">[2])); <text:tab/> <text:s text:c="2"/><text:tab/>// блокировка семафора для вывода на экран</text:span></text:span></text:p>
      <text:p text:style-name="P7"><text:span text:style-name="_3f__3f__3f__3f__3f__3f__3f__3f__20__3f__3f__3f__3f__3f__20__3f__3f__3f__3f__3f__3f_"><text:span text:style-name="T1"><text:s text:c="24"/></text:span></text:span><text:span text:style-name="_3f__3f__3f__3f__3f__3f__3f__3f__20__3f__3f__3f__3f__3f__20__3f__3f__3f__3f__3f__3f_"><text:span text:style-name="T12">clearer</text:span></text:span><text:span text:style-name="_3f__3f__3f__3f__3f__3f__3f__3f__20__3f__3f__3f__3f__3f__20__3f__3f__3f__3f__3f__3f_"><text:span text:style-name="T1">(</text:span></text:span><text:span text:style-name="_3f__3f__3f__3f__3f__3f__3f__3f__20__3f__3f__3f__3f__3f__20__3f__3f__3f__3f__3f__3f_"><text:span text:style-name="T12">x</text:span></text:span><text:span text:style-name="_3f__3f__3f__3f__3f__3f__3f__3f__20__3f__3f__3f__3f__3f__20__3f__3f__3f__3f__3f__3f_"><text:span text:style-name="T1">,</text:span></text:span><text:span text:style-name="_3f__3f__3f__3f__3f__3f__3f__3f__20__3f__3f__3f__3f__3f__20__3f__3f__3f__3f__3f__3f_"><text:span text:style-name="T12">y</text:span></text:span><text:span text:style-name="_3f__3f__3f__3f__3f__3f__3f__3f__20__3f__3f__3f__3f__3f__20__3f__3f__3f__3f__3f__3f_"><text:span text:style-name="T1">);</text:span></text:span></text:p>
      <text:p text:style-name="P7"><text:span text:style-name="_3f__3f__3f__3f__3f__3f__3f__3f__20__3f__3f__3f__3f__3f__20__3f__3f__3f__3f__3f__3f_"><text:span text:style-name="T1"><text:s text:c="24"/></text:span></text:span><text:span text:style-name="_3f__3f__3f__3f__3f__3f__3f__3f__20__3f__3f__3f__3f__3f__20__3f__3f__3f__3f__3f__3f_"><text:span text:style-name="T12">printf</text:span></text:span><text:span text:style-name="_3f__3f__3f__3f__3f__3f__3f__3f__20__3f__3f__3f__3f__3f__20__3f__3f__3f__3f__3f__3f_"><text:span text:style-name="T1">("\033[%</text:span></text:span><text:span text:style-name="_3f__3f__3f__3f__3f__3f__3f__3f__20__3f__3f__3f__3f__3f__20__3f__3f__3f__3f__3f__3f_"><text:span text:style-name="T12">d</text:span></text:span><text:span text:style-name="_3f__3f__3f__3f__3f__3f__3f__3f__20__3f__3f__3f__3f__3f__20__3f__3f__3f__3f__3f__3f_"><text:span text:style-name="T1">;%</text:span></text:span><text:span text:style-name="_3f__3f__3f__3f__3f__3f__3f__3f__20__3f__3f__3f__3f__3f__20__3f__3f__3f__3f__3f__3f_"><text:span text:style-name="T12">dH</text:span></text:span><text:span text:style-name="_3f__3f__3f__3f__3f__3f__3f__3f__20__3f__3f__3f__3f__3f__20__3f__3f__3f__3f__3f__3f_"><text:span text:style-name="T1">%</text:span></text:span><text:span text:style-name="_3f__3f__3f__3f__3f__3f__3f__3f__20__3f__3f__3f__3f__3f__20__3f__3f__3f__3f__3f__3f_"><text:span text:style-name="T12">d</text:span></text:span><text:span text:style-name="_3f__3f__3f__3f__3f__3f__3f__3f__20__3f__3f__3f__3f__3f__20__3f__3f__3f__3f__3f__3f_"><text:span text:style-name="T1"> \033[7;31</text:span></text:span><text:span text:style-name="_3f__3f__3f__3f__3f__3f__3f__3f__20__3f__3f__3f__3f__3f__20__3f__3f__3f__3f__3f__3f_"><text:span text:style-name="T12">m</text:span></text:span><text:span text:style-name="_3f__3f__3f__3f__3f__3f__3f__3f__20__3f__3f__3f__3f__3f__20__3f__3f__3f__3f__3f__3f_"><text:span text:style-name="T1">Выгнан с экзамена",</text:span></text:span><text:span text:style-name="_3f__3f__3f__3f__3f__3f__3f__3f__20__3f__3f__3f__3f__3f__20__3f__3f__3f__3f__3f__3f_"><text:span text:style-name="T12">x</text:span></text:span><text:span text:style-name="_3f__3f__3f__3f__3f__3f__3f__3f__20__3f__3f__3f__3f__3f__20__3f__3f__3f__3f__3f__3f_"><text:span text:style-name="T1">,</text:span></text:span><text:span text:style-name="_3f__3f__3f__3f__3f__3f__3f__3f__20__3f__3f__3f__3f__3f__20__3f__3f__3f__3f__3f__3f_"><text:span text:style-name="T12">y</text:span></text:span><text:span text:style-name="_3f__3f__3f__3f__3f__3f__3f__3f__20__3f__3f__3f__3f__3f__20__3f__3f__3f__3f__3f__3f_"><text:span text:style-name="T1">,</text:span></text:span><text:span text:style-name="_3f__3f__3f__3f__3f__3f__3f__3f__20__3f__3f__3f__3f__3f__20__3f__3f__3f__3f__3f__3f_"><text:span text:style-name="T12">id</text:span></text:span><text:span text:style-name="_3f__3f__3f__3f__3f__3f__3f__3f__20__3f__3f__3f__3f__3f__20__3f__3f__3f__3f__3f__3f_"><text:span text:style-name="T1">);</text:span></text:span></text:p>
      <text:p text:style-name="P7"><text:span text:style-name="_3f__3f__3f__3f__3f__3f__3f__3f__20__3f__3f__3f__3f__3f__20__3f__3f__3f__3f__3f__3f_"><text:span text:style-name="T1"><text:s text:c="24"/></text:span></text:span><text:span text:style-name="_3f__3f__3f__3f__3f__3f__3f__3f__20__3f__3f__3f__3f__3f__20__3f__3f__3f__3f__3f__3f_"><text:span text:style-name="T12">sem</text:span></text:span><text:span text:style-name="_3f__3f__3f__3f__3f__3f__3f__3f__20__3f__3f__3f__3f__3f__20__3f__3f__3f__3f__3f__3f_"><text:span text:style-name="T1">_</text:span></text:span><text:span text:style-name="_3f__3f__3f__3f__3f__3f__3f__3f__20__3f__3f__3f__3f__3f__20__3f__3f__3f__3f__3f__3f_"><text:span text:style-name="T12">post</text:span></text:span><text:span text:style-name="_3f__3f__3f__3f__3f__3f__3f__3f__20__3f__3f__3f__3f__3f__20__3f__3f__3f__3f__3f__3f_"><text:span text:style-name="T1">(&amp;(</text:span></text:span><text:span text:style-name="_3f__3f__3f__3f__3f__3f__3f__3f__20__3f__3f__3f__3f__3f__20__3f__3f__3f__3f__3f__3f_"><text:span text:style-name="T12">sem</text:span></text:span><text:span text:style-name="_3f__3f__3f__3f__3f__3f__3f__3f__20__3f__3f__3f__3f__3f__20__3f__3f__3f__3f__3f__3f_"><text:span text:style-name="T1">[2]));<text:tab/> <text:s text:c="8"/>// освобождение семафора для вывода на экран</text:span></text:span></text:p>
      <text:p text:style-name="P7"><text:span text:style-name="_3f__3f__3f__3f__3f__3f__3f__3f__20__3f__3f__3f__3f__3f__20__3f__3f__3f__3f__3f__3f_"><text:span text:style-name="T1"><text:s text:c="24"/></text:span></text:span><text:span text:style-name="_3f__3f__3f__3f__3f__3f__3f__3f__20__3f__3f__3f__3f__3f__20__3f__3f__3f__3f__3f__3f_"><text:span text:style-name="T12">return;</text:span></text:span></text:p>
      <text:p text:style-name="P7"><text:span text:style-name="_3f__3f__3f__3f__3f__3f__3f__3f__20__3f__3f__3f__3f__3f__20__3f__3f__3f__3f__3f__3f_"><text:span text:style-name="T12"><text:s text:c="20"/>}</text:span></text:span></text:p>
      <text:p text:style-name="P7"><text:span text:style-name="_3f__3f__3f__3f__3f__3f__3f__3f__20__3f__3f__3f__3f__3f__20__3f__3f__3f__3f__3f__3f_"><text:span text:style-name="T12"><text:s text:c="16"/>sem</text:span></text:span><text:span text:style-name="_3f__3f__3f__3f__3f__3f__3f__3f__20__3f__3f__3f__3f__3f__20__3f__3f__3f__3f__3f__3f_"><text:span text:style-name="T1">_</text:span></text:span><text:span text:style-name="_3f__3f__3f__3f__3f__3f__3f__3f__20__3f__3f__3f__3f__3f__20__3f__3f__3f__3f__3f__3f_"><text:span text:style-name="T12">wait</text:span></text:span><text:span text:style-name="_3f__3f__3f__3f__3f__3f__3f__3f__20__3f__3f__3f__3f__3f__20__3f__3f__3f__3f__3f__3f_"><text:span text:style-name="T1">(&amp;(</text:span></text:span><text:span text:style-name="_3f__3f__3f__3f__3f__3f__3f__3f__20__3f__3f__3f__3f__3f__20__3f__3f__3f__3f__3f__3f_"><text:span text:style-name="T12">sem</text:span></text:span><text:span text:style-name="_3f__3f__3f__3f__3f__3f__3f__3f__20__3f__3f__3f__3f__3f__20__3f__3f__3f__3f__3f__3f_"><text:span text:style-name="T1">[2]));<text:tab/><text:tab/>// блокировка семафора для вывода на экран</text:span></text:span></text:p>
      <text:p text:style-name="P7"><text:span text:style-name="_3f__3f__3f__3f__3f__3f__3f__3f__20__3f__3f__3f__3f__3f__20__3f__3f__3f__3f__3f__3f_"><text:span text:style-name="T1"><text:s text:c="16"/></text:span></text:span><text:span text:style-name="_3f__3f__3f__3f__3f__3f__3f__3f__20__3f__3f__3f__3f__3f__20__3f__3f__3f__3f__3f__3f_"><text:span text:style-name="T12">clearer(x,y);</text:span></text:span></text:p>
      <text:p text:style-name="P7"><text:span text:style-name="_3f__3f__3f__3f__3f__3f__3f__3f__20__3f__3f__3f__3f__3f__20__3f__3f__3f__3f__3f__3f_"><text:span text:style-name="T12"><text:s text:c="16"/>printf("\033[%d;%dH%d \033[34;7mОценка %d",x,y,id,mark+1);</text:span></text:span></text:p>
      <text:p text:style-name="P7"><text:span text:style-name="_3f__3f__3f__3f__3f__3f__3f__3f__20__3f__3f__3f__3f__3f__20__3f__3f__3f__3f__3f__3f_"><text:span text:style-name="T12"><text:s text:c="16"/>sem</text:span></text:span><text:span text:style-name="_3f__3f__3f__3f__3f__3f__3f__3f__20__3f__3f__3f__3f__3f__20__3f__3f__3f__3f__3f__3f_"><text:span text:style-name="T1">_</text:span></text:span><text:span text:style-name="_3f__3f__3f__3f__3f__3f__3f__3f__20__3f__3f__3f__3f__3f__20__3f__3f__3f__3f__3f__3f_"><text:span text:style-name="T12">post</text:span></text:span><text:span text:style-name="_3f__3f__3f__3f__3f__3f__3f__3f__20__3f__3f__3f__3f__3f__20__3f__3f__3f__3f__3f__3f_"><text:span text:style-name="T1">(&amp;(</text:span></text:span><text:span text:style-name="_3f__3f__3f__3f__3f__3f__3f__3f__20__3f__3f__3f__3f__3f__20__3f__3f__3f__3f__3f__3f_"><text:span text:style-name="T12">sem</text:span></text:span><text:span text:style-name="_3f__3f__3f__3f__3f__3f__3f__3f__20__3f__3f__3f__3f__3f__20__3f__3f__3f__3f__3f__3f_"><text:span text:style-name="T1">[2]));<text:tab/> <text:s text:c="6"/>// освобождение семафора для вывода на экран</text:span></text:span></text:p>
      <text:p text:style-name="P7"><text:span text:style-name="_3f__3f__3f__3f__3f__3f__3f__3f__20__3f__3f__3f__3f__3f__20__3f__3f__3f__3f__3f__3f_"><text:span text:style-name="T1"><text:s text:c="12"/></text:span></text:span><text:span text:style-name="_3f__3f__3f__3f__3f__3f__3f__3f__20__3f__3f__3f__3f__3f__20__3f__3f__3f__3f__3f__3f_"><text:span text:style-name="T12">sem</text:span></text:span><text:span text:style-name="_3f__3f__3f__3f__3f__3f__3f__3f__20__3f__3f__3f__3f__3f__20__3f__3f__3f__3f__3f__3f_"><text:span text:style-name="T1">_</text:span></text:span><text:span text:style-name="_3f__3f__3f__3f__3f__3f__3f__3f__20__3f__3f__3f__3f__3f__20__3f__3f__3f__3f__3f__3f_"><text:span text:style-name="T12">post</text:span></text:span><text:span text:style-name="_3f__3f__3f__3f__3f__3f__3f__3f__20__3f__3f__3f__3f__3f__20__3f__3f__3f__3f__3f__3f_"><text:span text:style-name="T1">(&amp;(</text:span></text:span><text:span text:style-name="_3f__3f__3f__3f__3f__3f__3f__3f__20__3f__3f__3f__3f__3f__20__3f__3f__3f__3f__3f__3f_"><text:span text:style-name="T12">sem</text:span></text:span><text:span text:style-name="_3f__3f__3f__3f__3f__3f__3f__3f__20__3f__3f__3f__3f__3f__20__3f__3f__3f__3f__3f__3f_"><text:span text:style-name="T1">[1]));<text:tab/><text:tab/> <text:s text:c="5"/>// освобождение семафора сдача экзамена</text:span></text:span></text:p>
      <text:p text:style-name="P7"><text:span text:style-name="_3f__3f__3f__3f__3f__3f__3f__3f__20__3f__3f__3f__3f__3f__20__3f__3f__3f__3f__3f__3f_"><text:span text:style-name="T1"><text:s text:c="4"/></text:span></text:span><text:span text:style-name="_3f__3f__3f__3f__3f__3f__3f__3f__20__3f__3f__3f__3f__3f__20__3f__3f__3f__3f__3f__3f_"><text:span text:style-name="T12">sem</text:span></text:span><text:span text:style-name="_3f__3f__3f__3f__3f__3f__3f__3f__20__3f__3f__3f__3f__3f__20__3f__3f__3f__3f__3f__3f_"><text:span text:style-name="T1">_</text:span></text:span><text:span text:style-name="_3f__3f__3f__3f__3f__3f__3f__3f__20__3f__3f__3f__3f__3f__20__3f__3f__3f__3f__3f__3f_"><text:span text:style-name="T12">post</text:span></text:span><text:span text:style-name="_3f__3f__3f__3f__3f__3f__3f__3f__20__3f__3f__3f__3f__3f__20__3f__3f__3f__3f__3f__3f_"><text:span text:style-name="T1">(&amp;(</text:span></text:span><text:span text:style-name="_3f__3f__3f__3f__3f__3f__3f__3f__20__3f__3f__3f__3f__3f__20__3f__3f__3f__3f__3f__3f_"><text:span text:style-name="T12">sem</text:span></text:span><text:span text:style-name="_3f__3f__3f__3f__3f__3f__3f__3f__20__3f__3f__3f__3f__3f__20__3f__3f__3f__3f__3f__3f_"><text:span text:style-name="T1">[0]));<text:tab/><text:tab/> <text:s text:c="5"/>// освобождение семафора ограничитель на вход</text:span></text:span></text:p>
      <text:p text:style-name="P11"><text:span text:style-name="_3f__3f__3f__3f__3f__3f__3f__3f__20__3f__3f__3f__3f__3f__20__3f__3f__3f__3f__3f__3f_"/></text:p>
      <text:p text:style-name="P7"><text:span text:style-name="_3f__3f__3f__3f__3f__3f__3f__3f__20__3f__3f__3f__3f__3f__20__3f__3f__3f__3f__3f__3f_"><text:span text:style-name="T12">}</text:span></text:span></text:p>
      <text:p text:style-name="P7"><text:span text:style-name="_3f__3f__3f__3f__3f__3f__3f__3f__20__3f__3f__3f__3f__3f__20__3f__3f__3f__3f__3f__3f_"><text:span text:style-name="T12">int main()</text:span></text:span></text:p>
      <text:p text:style-name="P7"><text:span text:style-name="_3f__3f__3f__3f__3f__3f__3f__3f__20__3f__3f__3f__3f__3f__20__3f__3f__3f__3f__3f__3f_"><text:span text:style-name="T12">{</text:span></text:span></text:p>
      <text:p text:style-name="P7"><text:span text:style-name="_3f__3f__3f__3f__3f__3f__3f__3f__20__3f__3f__3f__3f__3f__20__3f__3f__3f__3f__3f__3f_"><text:span text:style-name="T12"><text:s text:c="4"/>printf("\033[2J\033[1;1H");<text:tab/><text:tab/><text:tab/>// </text:span></text:span><text:span text:style-name="_3f__3f__3f__3f__3f__3f__3f__3f__20__3f__3f__3f__3f__3f__20__3f__3f__3f__3f__3f__3f_"><text:span text:style-name="T1">очистка</text:span></text:span><text:span text:style-name="_3f__3f__3f__3f__3f__3f__3f__3f__20__3f__3f__3f__3f__3f__20__3f__3f__3f__3f__3f__3f_"><text:span text:style-name="T12"> </text:span></text:span><text:span text:style-name="_3f__3f__3f__3f__3f__3f__3f__3f__20__3f__3f__3f__3f__3f__20__3f__3f__3f__3f__3f__3f_"><text:span text:style-name="T1">экрана</text:span></text:span></text:p>
      <text:p text:style-name="P7"><text:span text:style-name="_3f__3f__3f__3f__3f__3f__3f__3f__20__3f__3f__3f__3f__3f__20__3f__3f__3f__3f__3f__3f_"><text:span text:style-name="T12"><text:s text:c="4"/>sem_init(&amp;sem[0], 0,6);<text:tab/><text:tab/><text:tab/>// </text:span></text:span><text:span text:style-name="_3f__3f__3f__3f__3f__3f__3f__3f__20__3f__3f__3f__3f__3f__20__3f__3f__3f__3f__3f__3f_"><text:span text:style-name="T1">инициализация</text:span></text:span></text:p>
      <text:p text:style-name="P7"><text:span text:style-name="_3f__3f__3f__3f__3f__3f__3f__3f__20__3f__3f__3f__3f__3f__20__3f__3f__3f__3f__3f__3f_"><text:span text:style-name="T12"><text:s text:c="4"/>sem_init(&amp;sem[1], 0,1);</text:span></text:span></text:p>
      <text:p text:style-name="P7"><text:soft-page-break/><text:span text:style-name="_3f__3f__3f__3f__3f__3f__3f__3f__20__3f__3f__3f__3f__3f__20__3f__3f__3f__3f__3f__3f_"><text:span text:style-name="T12"><text:s text:c="4"/>sem_init(&amp;sem[2], 0,1);</text:span></text:span></text:p>
      <text:p text:style-name="P7"><text:span text:style-name="_3f__3f__3f__3f__3f__3f__3f__3f__20__3f__3f__3f__3f__3f__20__3f__3f__3f__3f__3f__3f_"><text:span text:style-name="T12"><text:s text:c="4"/>int</text:span></text:span><text:span text:style-name="_3f__3f__3f__3f__3f__3f__3f__3f__20__3f__3f__3f__3f__3f__20__3f__3f__3f__3f__3f__3f_"><text:span text:style-name="T1"> </text:span></text:span><text:span text:style-name="_3f__3f__3f__3f__3f__3f__3f__3f__20__3f__3f__3f__3f__3f__20__3f__3f__3f__3f__3f__3f_"><text:span text:style-name="T12">i</text:span></text:span><text:span text:style-name="_3f__3f__3f__3f__3f__3f__3f__3f__20__3f__3f__3f__3f__3f__20__3f__3f__3f__3f__3f__3f_"><text:span text:style-name="T1">=0;</text:span></text:span></text:p>
      <text:p text:style-name="P7"><text:span text:style-name="_3f__3f__3f__3f__3f__3f__3f__3f__20__3f__3f__3f__3f__3f__20__3f__3f__3f__3f__3f__3f_"><text:span text:style-name="T1"><text:s text:c="4"/></text:span></text:span><text:span text:style-name="_3f__3f__3f__3f__3f__3f__3f__3f__20__3f__3f__3f__3f__3f__20__3f__3f__3f__3f__3f__3f_"><text:span text:style-name="T12">printf</text:span></text:span><text:span text:style-name="_3f__3f__3f__3f__3f__3f__3f__3f__20__3f__3f__3f__3f__3f__20__3f__3f__3f__3f__3f__3f_"><text:span text:style-name="T1">("\033[1;1</text:span></text:span><text:span text:style-name="_3f__3f__3f__3f__3f__3f__3f__3f__20__3f__3f__3f__3f__3f__20__3f__3f__3f__3f__3f__3f_"><text:span text:style-name="T12">H</text:span></text:span><text:span text:style-name="_3f__3f__3f__3f__3f__3f__3f__3f__20__3f__3f__3f__3f__3f__20__3f__3f__3f__3f__3f__3f_"><text:span text:style-name="T1">\033[0</text:span></text:span><text:span text:style-name="_3f__3f__3f__3f__3f__3f__3f__3f__20__3f__3f__3f__3f__3f__20__3f__3f__3f__3f__3f__3f_"><text:span text:style-name="T12">K</text:span></text:span><text:span text:style-name="_3f__3f__3f__3f__3f__3f__3f__3f__20__3f__3f__3f__3f__3f__20__3f__3f__3f__3f__3f__3f_"><text:span text:style-name="T1">Введите кол-во студентов:");</text:span></text:span></text:p>
      <text:p text:style-name="P7"><text:span text:style-name="_3f__3f__3f__3f__3f__3f__3f__3f__20__3f__3f__3f__3f__3f__20__3f__3f__3f__3f__3f__3f_"><text:span text:style-name="T1"><text:s text:c="4"/></text:span></text:span><text:span text:style-name="_3f__3f__3f__3f__3f__3f__3f__3f__20__3f__3f__3f__3f__3f__20__3f__3f__3f__3f__3f__3f_"><text:span text:style-name="T12">scanf</text:span></text:span><text:span text:style-name="_3f__3f__3f__3f__3f__3f__3f__3f__20__3f__3f__3f__3f__3f__20__3f__3f__3f__3f__3f__3f_"><text:span text:style-name="T1">("%</text:span></text:span><text:span text:style-name="_3f__3f__3f__3f__3f__3f__3f__3f__20__3f__3f__3f__3f__3f__20__3f__3f__3f__3f__3f__3f_"><text:span text:style-name="T12">d</text:span></text:span><text:span text:style-name="_3f__3f__3f__3f__3f__3f__3f__3f__20__3f__3f__3f__3f__3f__20__3f__3f__3f__3f__3f__3f_"><text:span text:style-name="T1">",&amp;</text:span></text:span><text:span text:style-name="_3f__3f__3f__3f__3f__3f__3f__3f__20__3f__3f__3f__3f__3f__20__3f__3f__3f__3f__3f__3f_"><text:span text:style-name="T12">N</text:span></text:span><text:span text:style-name="_3f__3f__3f__3f__3f__3f__3f__3f__20__3f__3f__3f__3f__3f__20__3f__3f__3f__3f__3f__3f_"><text:span text:style-name="T1">);</text:span></text:span></text:p>
      <text:p text:style-name="P7"><text:span text:style-name="_3f__3f__3f__3f__3f__3f__3f__3f__20__3f__3f__3f__3f__3f__20__3f__3f__3f__3f__3f__3f_"><text:span text:style-name="T1"><text:s text:c="4"/></text:span></text:span><text:span text:style-name="_3f__3f__3f__3f__3f__3f__3f__3f__20__3f__3f__3f__3f__3f__20__3f__3f__3f__3f__3f__3f_"><text:span text:style-name="T12">printf</text:span></text:span><text:span text:style-name="_3f__3f__3f__3f__3f__3f__3f__3f__20__3f__3f__3f__3f__3f__20__3f__3f__3f__3f__3f__3f_"><text:span text:style-name="T1">("\033[1;1</text:span></text:span><text:span text:style-name="_3f__3f__3f__3f__3f__3f__3f__3f__20__3f__3f__3f__3f__3f__20__3f__3f__3f__3f__3f__3f_"><text:span text:style-name="T12">H</text:span></text:span><text:span text:style-name="_3f__3f__3f__3f__3f__3f__3f__3f__20__3f__3f__3f__3f__3f__20__3f__3f__3f__3f__3f__3f_"><text:span text:style-name="T1">\033[0</text:span></text:span><text:span text:style-name="_3f__3f__3f__3f__3f__3f__3f__3f__20__3f__3f__3f__3f__3f__20__3f__3f__3f__3f__3f__3f_"><text:span text:style-name="T12">K</text:span></text:span><text:span text:style-name="_3f__3f__3f__3f__3f__3f__3f__3f__20__3f__3f__3f__3f__3f__20__3f__3f__3f__3f__3f__3f_"><text:span text:style-name="T1">Введите среднее время для подготовки ответа студента:");</text:span></text:span></text:p>
      <text:p text:style-name="P7"><text:span text:style-name="_3f__3f__3f__3f__3f__3f__3f__3f__20__3f__3f__3f__3f__3f__20__3f__3f__3f__3f__3f__3f_"><text:span text:style-name="T1"><text:s text:c="4"/></text:span></text:span><text:span text:style-name="_3f__3f__3f__3f__3f__3f__3f__3f__20__3f__3f__3f__3f__3f__20__3f__3f__3f__3f__3f__3f_"><text:span text:style-name="T12">scanf("%d",&amp;M);</text:span></text:span></text:p>
      <text:p text:style-name="P7"><text:span text:style-name="_3f__3f__3f__3f__3f__3f__3f__3f__20__3f__3f__3f__3f__3f__20__3f__3f__3f__3f__3f__3f_"><text:span text:style-name="T12"><text:s text:c="4"/>printf("\033[2J\033[1;1H");</text:span></text:span></text:p>
      <text:p text:style-name="P7"><text:span text:style-name="_3f__3f__3f__3f__3f__3f__3f__3f__20__3f__3f__3f__3f__3f__20__3f__3f__3f__3f__3f__3f_"><text:span text:style-name="T12"><text:s text:c="4"/>for(i=0;i&lt;N/(r+1)+1;i++)</text:span></text:span></text:p>
      <text:p text:style-name="P7"><text:span text:style-name="_3f__3f__3f__3f__3f__3f__3f__3f__20__3f__3f__3f__3f__3f__20__3f__3f__3f__3f__3f__3f_"><text:span text:style-name="T12"><text:s text:c="4"/>printf("\033[2;%dH\033[0K\033[36;7mid Состояние студента",2+i*25);</text:span></text:span></text:p>
      <text:p text:style-name="P7"><text:span text:style-name="_3f__3f__3f__3f__3f__3f__3f__3f__20__3f__3f__3f__3f__3f__20__3f__3f__3f__3f__3f__3f_"><text:span text:style-name="T12"><text:s text:c="4"/>pthread_t tid[30];</text:span></text:span></text:p>
      <text:p text:style-name="P7"><text:span text:style-name="_3f__3f__3f__3f__3f__3f__3f__3f__20__3f__3f__3f__3f__3f__20__3f__3f__3f__3f__3f__3f_"><text:span text:style-name="T12"><text:s text:c="4"/>setbuf(stdout,NULL);<text:tab/><text:tab/><text:tab/>//</text:span></text:span><text:span text:style-name="_3f__3f__3f__3f__3f__3f__3f__3f__20__3f__3f__3f__3f__3f__20__3f__3f__3f__3f__3f__3f_"><text:span text:style-name="T1">отмена</text:span></text:span><text:span text:style-name="_3f__3f__3f__3f__3f__3f__3f__3f__20__3f__3f__3f__3f__3f__20__3f__3f__3f__3f__3f__3f_"><text:span text:style-name="T12"> </text:span></text:span><text:span text:style-name="_3f__3f__3f__3f__3f__3f__3f__3f__20__3f__3f__3f__3f__3f__20__3f__3f__3f__3f__3f__3f_"><text:span text:style-name="T1">буферизации</text:span></text:span></text:p>
      <text:p text:style-name="P7"><text:span text:style-name="_3f__3f__3f__3f__3f__3f__3f__3f__20__3f__3f__3f__3f__3f__20__3f__3f__3f__3f__3f__3f_"><text:span text:style-name="T12"><text:s text:c="4"/>for</text:span></text:span><text:span text:style-name="_3f__3f__3f__3f__3f__3f__3f__3f__20__3f__3f__3f__3f__3f__20__3f__3f__3f__3f__3f__3f_"><text:span text:style-name="T1">(</text:span></text:span><text:span text:style-name="_3f__3f__3f__3f__3f__3f__3f__3f__20__3f__3f__3f__3f__3f__20__3f__3f__3f__3f__3f__3f_"><text:span text:style-name="T12">i</text:span></text:span><text:span text:style-name="_3f__3f__3f__3f__3f__3f__3f__3f__20__3f__3f__3f__3f__3f__20__3f__3f__3f__3f__3f__3f_"><text:span text:style-name="T1">=0;</text:span></text:span><text:span text:style-name="_3f__3f__3f__3f__3f__3f__3f__3f__20__3f__3f__3f__3f__3f__20__3f__3f__3f__3f__3f__3f_"><text:span text:style-name="T12">i</text:span></text:span><text:span text:style-name="_3f__3f__3f__3f__3f__3f__3f__3f__20__3f__3f__3f__3f__3f__20__3f__3f__3f__3f__3f__3f_"><text:span text:style-name="T1">&lt;</text:span></text:span><text:span text:style-name="_3f__3f__3f__3f__3f__3f__3f__3f__20__3f__3f__3f__3f__3f__20__3f__3f__3f__3f__3f__3f_"><text:span text:style-name="T12">N</text:span></text:span><text:span text:style-name="_3f__3f__3f__3f__3f__3f__3f__3f__20__3f__3f__3f__3f__3f__20__3f__3f__3f__3f__3f__3f_"><text:span text:style-name="T1">;</text:span></text:span><text:span text:style-name="_3f__3f__3f__3f__3f__3f__3f__3f__20__3f__3f__3f__3f__3f__20__3f__3f__3f__3f__3f__3f_"><text:span text:style-name="T12">i</text:span></text:span><text:span text:style-name="_3f__3f__3f__3f__3f__3f__3f__3f__20__3f__3f__3f__3f__3f__20__3f__3f__3f__3f__3f__3f_"><text:span text:style-name="T1">++)<text:tab/><text:tab/><text:tab/><text:tab/>//запуск потоков студентов</text:span></text:span></text:p>
      <text:p text:style-name="P7"><text:span text:style-name="_3f__3f__3f__3f__3f__3f__3f__3f__20__3f__3f__3f__3f__3f__20__3f__3f__3f__3f__3f__3f_"><text:span text:style-name="T1"><text:s text:c="4"/></text:span></text:span><text:span text:style-name="_3f__3f__3f__3f__3f__3f__3f__3f__20__3f__3f__3f__3f__3f__20__3f__3f__3f__3f__3f__3f_"><text:span text:style-name="T12">pthread_create(&amp;tid[i], NULL, student, NULL);</text:span></text:span></text:p>
      <text:p text:style-name="P7"><text:span text:style-name="_3f__3f__3f__3f__3f__3f__3f__3f__20__3f__3f__3f__3f__3f__20__3f__3f__3f__3f__3f__3f_"><text:span text:style-name="T12"><text:s text:c="4"/>getchar</text:span></text:span><text:span text:style-name="_3f__3f__3f__3f__3f__3f__3f__3f__20__3f__3f__3f__3f__3f__20__3f__3f__3f__3f__3f__3f_"><text:span text:style-name="T1">();</text:span></text:span></text:p>
      <text:p text:style-name="P7"><text:span text:style-name="_3f__3f__3f__3f__3f__3f__3f__3f__20__3f__3f__3f__3f__3f__20__3f__3f__3f__3f__3f__3f_"><text:span text:style-name="T1"><text:s text:c="4"/></text:span></text:span><text:span text:style-name="_3f__3f__3f__3f__3f__3f__3f__3f__20__3f__3f__3f__3f__3f__20__3f__3f__3f__3f__3f__3f_"><text:span text:style-name="T12">getchar</text:span></text:span><text:span text:style-name="_3f__3f__3f__3f__3f__3f__3f__3f__20__3f__3f__3f__3f__3f__20__3f__3f__3f__3f__3f__3f_"><text:span text:style-name="T1">();</text:span></text:span></text:p>
      <text:p text:style-name="P7"><text:span text:style-name="_3f__3f__3f__3f__3f__3f__3f__3f__20__3f__3f__3f__3f__3f__20__3f__3f__3f__3f__3f__3f_"><text:span text:style-name="T1"><text:s text:c="4"/></text:span></text:span><text:span text:style-name="_3f__3f__3f__3f__3f__3f__3f__3f__20__3f__3f__3f__3f__3f__20__3f__3f__3f__3f__3f__3f_"><text:span text:style-name="T12">return</text:span></text:span><text:span text:style-name="_3f__3f__3f__3f__3f__3f__3f__3f__20__3f__3f__3f__3f__3f__20__3f__3f__3f__3f__3f__3f_"><text:span text:style-name="T1"> 0;</text:span></text:span></text:p>
      <text:p text:style-name="P7"><text:span text:style-name="_3f__3f__3f__3f__3f__3f__3f__3f__20__3f__3f__3f__3f__3f__20__3f__3f__3f__3f__3f__3f_"><text:span text:style-name="T1">}</text:span></text:span></text:p>
      <text:p text:style-name="P6"><text:span text:style-name="T13">Список литературы</text:span></text:p>
      <text:p text:style-name="P7"><text:span text:style-name="T1">[1]Флоренсов А.Н. Операционные системы для программиста. Учеб.пос.-Омск,Изд-во ОмГТУ,2005.-240 с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1" svg:font-family="Wingdings" style:font-charset="x-symbol"/>
    <style:font-face style:name="Symbol1" svg:font-family="Symbol" style:font-adornments="Regular" style:font-pitch="variable" style:font-charset="x-symbol"/>
    <style:font-face style:name="Arial2" svg:font-family="Arial, sans-serif"/>
    <style:font-face style:name="FreeSans" svg:font-family="FreeSans" style:font-family-generic="swiss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, Arial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" svg:font-family="" style:font-family-generic="system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, 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Droid Sans Fallback" style:font-size-asian="11pt" style:language-asian="ru" style:country-asian="RU" style:font-name-complex="F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Droid Sans Fallback" style:font-size-asian="11pt" style:language-asian="ru" style:country-asian="RU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style:line-height-at-least="0.445cm" fo:text-align="start" style:justify-single-word="false" fo:orphans="2" fo:widows="2" fo:hyphenation-ladder-count="no-limit" style:punctuation-wrap="hanging" style:vertical-align="baseline" style:writing-mode="lr-tb">
        <style:tab-stops>
          <style:tab-stop style:position="1.251cm"/>
        </style:tab-stops>
      </style:paragraph-properties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language-asian="zh" style:country-asian="CN" style:font-name-complex="Calibri1" style:font-family-complex="Calibri" style:font-family-generic-complex="system" style:font-pitch-complex="variable" style:font-size-complex="10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 fo:line-height="120%"/>
    </style:style>
    <style:style style:name="List" style:family="paragraph" style:parent-style-name="Text_20_body" style:default-outline-level="" style:class="list">
      <style:text-properties fo:font-size="12pt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Standard" style:default-outline-level="" style:class="chapter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_3f__3f__3f__3f__3f__3f__3f__3f__3f_" style:display-name="?????????" style:family="paragraph" style:parent-style-name="Standard" style:default-outline-level="">
      <style:paragraph-properties fo:margin-top="0.423cm" fo:margin-bottom="0.212cm" style:contextual-spacing="false" fo:keep-with-next="always"/>
      <style:text-properties style:font-name="Arial" fo:font-family="Arial" style:font-family-generic="roman" style:font-pitch="variable" fo:font-size="14pt" style:font-size-asian="14pt" style:font-name-complex="Arial3" style:font-family-complex="Arial" style:font-family-generic-complex="system" style:font-pitch-complex="variable"/>
    </style:style>
    <style:style style:name="_3f__3f__3f__3f__3f__3f__3f__3f_" style:display-name="????????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/>
    </style:style>
    <style:style style:name="WW-_3f__3f__3f__3f__3f__3f__3f__3f__3f_" style:display-name="WW-?????????" style:family="paragraph" style:parent-style-name="Standard" style:default-outline-level="">
      <style:paragraph-properties text:number-lines="false" text:line-number="0"/>
    </style:style>
    <style:style style:name="_3f__3f__3f__3f__3f__3f__3f_" style:display-name="???????" style:family="paragraph" style:default-outline-level="">
      <style:paragraph-properties fo:margin-top="0cm" fo:margin-bottom="0.282cm" style:contextual-spacing="false" style:line-height-at-least="0.445cm" fo:text-align="start" style:justify-single-word="false" fo:orphans="0" fo:widows="0" fo:hyphenation-ladder-count="no-limit" style:punctuation-wrap="hanging" style:vertical-align="baseline" style:writing-mode="lr-tb">
        <style:tab-stops>
          <style:tab-stop style:position="1.251cm"/>
        </style:tab-stops>
      </style:paragraph-properties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language-asian="zh" style:country-asian="CN" style:font-name-complex="Calibri1" style:font-family-complex="Calibri" style:font-family-generic-complex="system" style:font-pitch-complex="variable" style:font-size-complex="10pt" fo:hyphenate="false" fo:hyphenation-remain-char-count="2" fo:hyphenation-push-char-count="2"/>
    </style:style>
    <style:style style:name="WW-_3f__3f__3f__3f__3f__3f__3f__3f_" style:display-name="WW-????????" style:family="paragraph" style:parent-style-name="Standard" style:default-outline-level="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roman" style:font-pitch="variable" fo:font-size="14pt" style:font-size-asian="14pt" style:font-name-complex="Liberation Sans1" style:font-family-complex="'Liberation Sans', Arial" style:font-family-generic-complex="system" style:font-pitch-complex="variable"/>
    </style:style>
    <style:style style:name="_3f__3f__3f__3f__3f__3f__3f__3f__20__3f__3f__3f__3f__3f__3f__3f_" style:display-name="???????? ???????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/>
    </style:style>
    <style:style style:name="WW-_3f__3f__3f__3f__3f__3f__3f__3f__3f_1" style:display-name="WW-?????????1" style:family="paragraph" style:parent-style-name="Standard" style:default-outline-level="">
      <style:paragraph-properties text:number-lines="false" text:line-number="0"/>
      <style:text-properties fo:font-size="12pt" style:font-size-asian="12pt"/>
    </style:style>
    <style:style style:name="_3f__3f__3f__3f__3f__20__3f__3f__3f__3f__3f__3f_" style:display-name="????? ??????" style:family="paragraph" style:default-outline-level="">
      <style:paragraph-properties fo:margin-left="1.27cm" fo:margin-right="0cm" fo:margin-top="0cm" fo:margin-bottom="0.282cm" style:contextual-spacing="false" style:line-height-at-least="0.445cm" fo:text-align="start" style:justify-single-word="false" fo:orphans="0" fo:widows="0" fo:hyphenation-ladder-count="no-limit" fo:text-indent="0cm" style:auto-text-indent="false" style:punctuation-wrap="hanging" style:vertical-align="baseline" style:writing-mode="lr-tb">
        <style:tab-stops>
          <style:tab-stop style:position="2.521cm"/>
        </style:tab-stops>
      </style:paragraph-properties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language-asian="zh" style:country-asian="CN" style:font-name-complex="Calibri1" style:font-family-complex="Calibri" style:font-family-generic-complex="system" style:font-pitch-complex="variable" style:font-size-complex="10pt" fo:hyphenate="false" fo:hyphenation-remain-char-count="2" fo:hyphenation-push-char-count="2"/>
    </style:style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Default_20_Paragraph_20_Font" style:display-name="Default Paragraph Font" style:family="text"/>
    <style:style style:name="WW8NumSt1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St2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St3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St4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St5z0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St6z0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St7z0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Absatz-Standardschriftart" style:family="text"/>
    <style:style style:name="_3f__3f__3f__3f__3f__3f__3f__3f__20__3f__3f__3f__3f__3f__20__3f__3f__3f__3f__3f__3f_" style:display-name="???????? ????? ??????" style:family="text"/>
    <style:style style:name="ListLabel_20_1" style:display-name="ListLabel 1" style:family="text"/>
    <style:style style:name="WW_5f_CharLFO1LVL1" style:display-name="WW_CharLFO1LVL1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_5f_CharLFO1LVL3" style:display-name="WW_CharLFO1LVL3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_5f_CharLFO1LVL5" style:display-name="WW_CharLFO1LVL5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_5f_CharLFO1LVL6" style:display-name="WW_CharLFO1LVL6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_5f_CharLFO1LVL8" style:display-name="WW_CharLFO1LVL8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_5f_CharLFO1LVL9" style:display-name="WW_CharLFO1LVL9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_3f__3f__3f__3f__3f__3f__3f__20__3f__3f__3f__3f__3f__3f_" style:display-name="??????? ??????" style:family="text">
      <style:text-properties style:font-name="OpenSymbol" fo:font-family="OpenSymbol" style:font-family-generic="roman" style:font-pitch="variable" style:font-name-complex="OpenSymbol1" style:font-family-complex="OpenSymbol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Symbol2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Wingdings2" style:font-family-complex="Wingdings" style:font-family-generic-complex="system" style:font-pitch-complex="variable"/>
    </style:style>
    <style:style style:name="ListLabel_20_4" style:display-name="ListLabel 4" style:family="text">
      <style:text-properties fo:font-size="14pt" style:font-size-asian="14pt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style:num-suffix="" text:bullet-char="">
        <style:list-level-properties text:list-level-position-and-space-mode="label-alignment">
          <style:list-level-label-alignment text:label-followed-by="listtab"/>
        </style:list-level-properties>
        <style:text-properties style:font-name="Wingdings1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" style:num-suffix="" text:bullet-char="">
        <style:list-level-properties text:list-level-position-and-space-mode="label-alignment">
          <style:list-level-label-alignment text:label-followed-by="listtab"/>
        </style:list-level-properties>
        <style:text-properties style:font-name="Wingdings1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" style:num-suffix="" text:bullet-char="">
        <style:list-level-properties text:list-level-position-and-space-mode="label-alignment">
          <style:list-level-label-alignment text:label-followed-by="listtab"/>
        </style:list-level-properties>
        <style:text-properties style:font-name="Wingdings1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4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3cm" fo:margin-right="1.499cm" style:writing-mode="lr-tb" style:layout-grid-color="#c0c0c0" style:layout-grid-lines="50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misha  </dc:creator>
    <meta:editing-cycles>44</meta:editing-cycles>
    <meta:print-date>2015-06-01T09:57:00</meta:print-date>
    <meta:creation-date>2015-06-01T16:24:00</meta:creation-date>
    <dc:date>2015-11-02T20:09:36.768162593</dc:date>
    <meta:editing-duration>PT4M21S</meta:editing-duration>
    <meta:generator>LibreOffice/4.2.8.2$Linux_X86_64 LibreOffice_project/420m0$Build-2</meta:generator>
    <meta:document-statistic meta:table-count="0" meta:image-count="0" meta:object-count="0" meta:page-count="6" meta:paragraph-count="116" meta:word-count="694" meta:character-count="6633" meta:non-whitespace-character-count="509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